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list-style-name="L2">
      <loext:graphic-properties draw:fill="none"/>
      <style:paragraph-properties fo:margin-top="0.247cm" fo:margin-bottom="0.212cm" style:contextual-spacing="false" fo:break-before="page" fo:background-color="transparent"/>
      <style:text-properties officeooo:paragraph-rsid="00408efa"/>
    </style:style>
    <style:style style:name="P22" style:family="paragraph" style:parent-style-name="Heading_20_3">
      <style:paragraph-properties fo:text-align="center" style:justify-single-word="false"/>
    </style:style>
    <style:style style:name="P23" style:family="paragraph" style:parent-style-name="Heading_20_3">
      <style:paragraph-properties fo:margin-top="0.549cm" fo:margin-bottom="0.513cm" style:contextual-spacing="false" fo:text-align="center" style:justify-single-word="false"/>
      <style:text-properties fo:font-weight="bold" style:font-weight-asian="bold" style:font-weight-complex="bold"/>
    </style:style>
    <style:style style:name="P24" style:family="paragraph" style:parent-style-name="Text_20_body">
      <style:paragraph-properties fo:margin-top="0.201cm" fo:margin-bottom="0.448cm" style:contextual-spacing="false"/>
      <style:text-properties officeooo:paragraph-rsid="00408efa"/>
    </style:style>
    <style:style style:name="P25"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26" style:family="paragraph" style:parent-style-name="Text_20_body">
      <style:text-properties officeooo:paragraph-rsid="004178b2"/>
    </style:style>
    <style:style style:name="P27" style:family="paragraph" style:parent-style-name="Table_20_Heading">
      <style:text-properties officeooo:paragraph-rsid="004178b2"/>
    </style:style>
    <style:style style:name="P28" style:family="paragraph" style:parent-style-name="Table_20_Contents">
      <style:text-properties officeooo:paragraph-rsid="004178b2"/>
    </style:style>
    <style:style style:name="P29" style:family="paragraph" style:parent-style-name="Heading_20_3" style:list-style-name="">
      <loext:graphic-properties draw:fill="none"/>
      <style:paragraph-properties fo:margin-top="0.247cm" fo:margin-bottom="0.212cm" style:contextual-spacing="false" fo:background-color="transparent"/>
      <style:text-properties officeooo:paragraph-rsid="004178b2"/>
    </style:style>
    <style:style style:name="P30"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1"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2" style:family="paragraph" style:parent-style-name="Table_20_Heading">
      <style:text-properties officeooo:paragraph-rsid="00421a48"/>
    </style:style>
    <style:style style:name="P33" style:family="paragraph" style:parent-style-name="Table_20_Contents">
      <style:text-properties officeooo:paragraph-rsid="00421a48"/>
    </style:style>
    <style:style style:name="P34" style:family="paragraph" style:parent-style-name="Text_20_body">
      <style:text-properties officeooo:paragraph-rsid="00421a48"/>
    </style:style>
    <style:style style:name="P35" style:family="paragraph" style:parent-style-name="Heading_20_3" style:list-style-name="">
      <loext:graphic-properties draw:fill="none"/>
      <style:paragraph-properties fo:margin-top="0.247cm" fo:margin-bottom="0.212cm" style:contextual-spacing="false" fo:background-color="transparent"/>
      <style:text-properties officeooo:paragraph-rsid="00421a48"/>
    </style:style>
    <style:style style:name="P36" style:family="paragraph" style:parent-style-name="Heading_20_3" style:list-style-name="L3">
      <style:text-properties officeooo:paragraph-rsid="00421a48"/>
    </style:style>
    <style:style style:name="P37" style:family="paragraph" style:parent-style-name="Text_20_body">
      <style:paragraph-properties fo:margin-top="0cm" fo:margin-bottom="0cm" style:contextual-spacing="false"/>
      <style:text-properties officeooo:paragraph-rsid="00421a48"/>
    </style:style>
    <style:style style:name="P38" style:family="paragraph" style:parent-style-name="Heading_20_3">
      <style:paragraph-properties fo:margin-top="0cm" fo:margin-bottom="0cm" style:contextual-spacing="false"/>
      <style:text-properties officeooo:paragraph-rsid="00430293"/>
    </style:style>
    <style:style style:name="P39" style:family="paragraph" style:parent-style-name="Heading_20_3" style:list-style-name="L4">
      <style:paragraph-properties fo:margin-top="0cm" fo:margin-bottom="0cm" style:contextual-spacing="false"/>
      <style:text-properties officeooo:paragraph-rsid="00430293"/>
    </style:style>
    <style:style style:name="P40"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1" style:family="paragraph" style:parent-style-name="Table_20_Heading">
      <style:text-properties officeooo:paragraph-rsid="00430293"/>
    </style:style>
    <style:style style:name="P42" style:family="paragraph" style:parent-style-name="Table_20_Contents">
      <style:text-properties officeooo:paragraph-rsid="00430293"/>
    </style:style>
    <style:style style:name="P43" style:family="paragraph" style:parent-style-name="Heading_20_3">
      <style:text-properties officeooo:paragraph-rsid="00430293"/>
    </style:style>
    <style:style style:name="P44" style:family="paragraph" style:parent-style-name="Heading_20_3" style:list-style-name="L5">
      <style:text-properties officeooo:paragraph-rsid="00430293"/>
    </style:style>
    <style:style style:name="P45" style:family="paragraph" style:parent-style-name="Text_20_body">
      <style:text-properties fo:font-weight="normal" officeooo:paragraph-rsid="00430293" style:font-weight-asian="normal" style:font-weight-complex="normal"/>
    </style:style>
    <style:style style:name="P46"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47" style:family="paragraph" style:parent-style-name="Heading_20_3">
      <style:paragraph-properties fo:text-align="center" style:justify-single-word="false"/>
      <style:text-properties officeooo:paragraph-rsid="00440013"/>
    </style:style>
    <style:style style:name="P48" style:family="paragraph" style:parent-style-name="Table_20_Heading">
      <style:text-properties officeooo:paragraph-rsid="00440013"/>
    </style:style>
    <style:style style:name="P49" style:family="paragraph" style:parent-style-name="Table_20_Contents">
      <style:text-properties officeooo:paragraph-rsid="00440013"/>
    </style:style>
    <style:style style:name="P50" style:family="paragraph" style:parent-style-name="Text_20_body">
      <style:paragraph-properties fo:text-align="start" style:justify-single-word="false"/>
      <style:text-properties officeooo:paragraph-rsid="00440013"/>
    </style:style>
    <style:style style:name="P51" style:family="paragraph" style:parent-style-name="Heading_20_4">
      <style:text-properties officeooo:paragraph-rsid="00440013"/>
    </style:style>
    <style:style style:name="P52"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53" style:family="paragraph" style:parent-style-name="Heading_20_3" style:list-style-name="">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54" style:family="paragraph" style:parent-style-name="Heading_20_3" style:list-style-name="">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55" style:family="paragraph" style:parent-style-name="Heading_20_1">
      <style:paragraph-properties fo:text-align="center" style:justify-single-word="false"/>
    </style:style>
    <style:style style:name="P56" style:family="paragraph" style:parent-style-name="Table_20_Contents">
      <style:text-properties officeooo:rsid="000f4c17" officeooo:paragraph-rsid="000f4c17"/>
    </style:style>
    <style:style style:name="P57"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5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59" style:family="paragraph" style:parent-style-name="Heading_20_1" style:list-style-name="">
      <style:paragraph-properties fo:text-align="center" style:justify-single-word="false"/>
      <style:text-properties officeooo:paragraph-rsid="0045d8d7"/>
    </style:style>
    <style:style style:name="P60" style:family="paragraph" style:parent-style-name="Heading_20_1" style:list-style-name="">
      <style:paragraph-properties fo:text-align="center" style:justify-single-word="false" fo:break-before="page"/>
      <style:text-properties officeooo:paragraph-rsid="0045d8d7"/>
    </style:style>
    <style:style style:name="P61" style:family="paragraph" style:parent-style-name="Text_20_body">
      <style:text-properties fo:font-size="14pt" fo:font-style="normal" officeooo:paragraph-rsid="001c24cc" style:font-size-asian="14pt" style:font-style-asian="normal" style:font-size-complex="14pt" style:font-style-complex="normal"/>
    </style:style>
    <style:style style:name="P62" style:family="paragraph" style:parent-style-name="Text_20_body" style:list-style-name="L6">
      <style:text-properties fo:font-size="14pt" fo:font-style="normal" officeooo:paragraph-rsid="001c24cc" style:font-size-asian="14pt" style:font-style-asian="normal" style:font-size-complex="14pt" style:font-style-complex="normal"/>
    </style:style>
    <style:style style:name="P63" style:family="paragraph" style:parent-style-name="Text_20_body" style:list-style-name="L6">
      <style:text-properties officeooo:paragraph-rsid="001c24cc"/>
    </style:style>
    <style:style style:name="P64" style:family="paragraph" style:parent-style-name="Text_20_body">
      <style:text-properties officeooo:paragraph-rsid="001c24cc"/>
    </style:style>
    <style:style style:name="P65" style:family="paragraph" style:parent-style-name="Heading_20_1">
      <style:paragraph-properties fo:text-align="center" style:justify-single-word="false"/>
      <style:text-properties officeooo:rsid="001c24cc" officeooo:paragraph-rsid="001c24cc"/>
    </style:style>
    <style:style style:name="P66" style:family="paragraph" style:parent-style-name="Text_20_body">
      <style:paragraph-properties fo:text-align="start" style:justify-single-word="false"/>
      <style:text-properties officeooo:paragraph-rsid="001c24cc"/>
    </style:style>
    <style:style style:name="P67" style:family="paragraph" style:parent-style-name="Text_20_body" style:list-style-name="L7"/>
    <style:style style:name="P68" style:family="paragraph" style:parent-style-name="Text_20_body">
      <style:paragraph-properties fo:text-align="start" style:justify-single-word="false"/>
      <style:text-properties fo:font-size="14pt" officeooo:paragraph-rsid="001c24cc" style:font-size-asian="14pt" style:font-size-complex="14pt"/>
    </style:style>
    <style:style style:name="P69" style:family="paragraph" style:parent-style-name="Heading_20_1">
      <style:paragraph-properties fo:text-align="center" style:justify-single-word="false" fo:break-before="page"/>
    </style:style>
    <style:style style:name="P70" style:family="paragraph" style:parent-style-name="Heading_20_2" style:list-style-name="L8">
      <style:text-properties officeooo:paragraph-rsid="00468366"/>
    </style:style>
    <style:style style:name="P71" style:family="paragraph" style:parent-style-name="Text_20_body" style:list-style-name="L9">
      <style:text-properties officeooo:paragraph-rsid="00468366"/>
    </style:style>
    <style:style style:name="P72" style:family="paragraph" style:parent-style-name="Text_20_body" style:list-style-name="L10"/>
    <style:style style:name="P73" style:family="paragraph" style:parent-style-name="Heading_20_1" style:list-style-name="">
      <style:paragraph-properties fo:text-align="center" style:justify-single-word="false"/>
      <style:text-properties fo:font-size="18pt" style:font-size-asian="18pt" style:font-size-complex="18pt"/>
    </style:style>
    <style:style style:name="P74" style:family="paragraph" style:parent-style-name="Heading_20_1">
      <style:paragraph-properties fo:text-align="center" style:justify-single-word="false" fo:break-before="page"/>
      <style:text-properties fo:font-size="18pt" style:font-size-asian="18pt" style:font-size-complex="18pt"/>
    </style:style>
    <style:style style:name="P75" style:family="paragraph" style:parent-style-name="Table_20_Heading">
      <style:text-properties fo:font-size="14pt" style:font-size-asian="14pt" style:font-size-complex="14pt"/>
    </style:style>
    <style:style style:name="P76" style:family="paragraph" style:parent-style-name="Table_20_Contents">
      <style:text-properties fo:font-size="14pt" style:font-size-asian="14pt" style:font-size-complex="14pt"/>
    </style:style>
    <style:style style:name="P77" style:family="paragraph" style:parent-style-name="Text_20_body" style:list-style-name="L11">
      <style:text-properties fo:font-size="14pt" style:font-size-asian="14pt" style:font-size-complex="14pt"/>
    </style:style>
    <style:style style:name="P78" style:family="paragraph" style:parent-style-name="Text_20_body" style:list-style-name="L11"/>
    <style:style style:name="P79" style:family="paragraph" style:parent-style-name="Horizontal_20_Line">
      <style:text-properties fo:font-size="14pt" style:font-size-asian="14pt" style:font-size-complex="14pt"/>
    </style:style>
    <style:style style:name="P80" style:family="paragraph" style:parent-style-name="Text_20_body" style:list-style-name="L12"/>
    <style:style style:name="P81" style:family="paragraph" style:parent-style-name="Text_20_body" style:list-style-name="L12">
      <style:text-properties fo:font-size="14pt" style:font-size-asian="14pt" style:font-size-complex="14pt"/>
    </style:style>
    <style:style style:name="P82" style:family="paragraph" style:parent-style-name="Text_20_body" style:list-style-name="L13"/>
    <style:style style:name="P83" style:family="paragraph" style:parent-style-name="Text_20_body" style:list-style-name="L13">
      <style:text-properties fo:font-size="14pt" style:font-size-asian="14pt" style:font-size-complex="14pt"/>
    </style:style>
    <style:style style:name="P84" style:family="paragraph" style:parent-style-name="Text_20_body" style:list-style-name="L14"/>
    <style:style style:name="P85" style:family="paragraph" style:parent-style-name="Text_20_body" style:list-style-name="L14">
      <style:text-properties fo:font-size="14pt" style:font-size-asian="14pt" style:font-size-complex="14pt"/>
    </style:style>
    <style:style style:name="P86" style:family="paragraph" style:parent-style-name="Text_20_body" style:list-style-name="L15">
      <style:text-properties fo:font-size="14pt" style:font-size-asian="14pt" style:font-size-complex="14pt"/>
    </style:style>
    <style:style style:name="P87" style:family="paragraph" style:parent-style-name="Text_20_body" style:list-style-name="L16"/>
    <style:style style:name="P88" style:family="paragraph" style:parent-style-name="Text_20_body" style:list-style-name="L16">
      <style:text-properties fo:font-size="14pt" style:font-size-asian="14pt" style:font-size-complex="14pt"/>
    </style:style>
    <style:style style:name="P89" style:family="paragraph" style:parent-style-name="Text_20_body" style:list-style-name="L17">
      <style:text-properties fo:font-size="14pt" style:font-size-asian="14pt" style:font-size-complex="14pt"/>
    </style:style>
    <style:style style:name="P90" style:family="paragraph" style:parent-style-name="Text_20_body">
      <style:text-properties fo:font-size="14pt" style:font-size-asian="14pt" style:font-size-complex="14pt"/>
    </style:style>
    <style:style style:name="P91" style:family="paragraph" style:parent-style-name="Text_20_body" style:list-style-name="L18"/>
    <style:style style:name="P92" style:family="paragraph" style:parent-style-name="Text_20_body" style:list-style-name="L18">
      <style:text-properties fo:font-size="14pt" style:font-size-asian="14pt" style:font-size-complex="14pt"/>
    </style:style>
    <style:style style:name="P93" style:family="paragraph" style:parent-style-name="Text_20_body" style:list-style-name="L18">
      <style:text-properties officeooo:paragraph-rsid="0047e158"/>
    </style:style>
    <style:style style:name="P94" style:family="paragraph" style:parent-style-name="Text_20_body" style:list-style-name="L18">
      <style:text-properties fo:font-size="14pt" officeooo:paragraph-rsid="0047e158" style:font-size-asian="14pt" style:font-size-complex="14pt"/>
    </style:style>
    <style:style style:name="P95" style:family="paragraph" style:parent-style-name="Heading_20_3">
      <style:text-properties officeooo:paragraph-rsid="0038f710"/>
    </style:style>
    <style:style style:name="P96" style:family="paragraph" style:parent-style-name="Text_20_body" style:list-style-name="L19"/>
    <style:style style:name="P97" style:family="paragraph" style:parent-style-name="Text_20_body" style:list-style-name="L19">
      <style:text-properties fo:font-size="14pt" style:font-size-asian="14pt" style:font-size-complex="14pt"/>
    </style:style>
    <style:style style:name="P98" style:family="paragraph" style:parent-style-name="Text_20_body" style:list-style-name="L20"/>
    <style:style style:name="P99" style:family="paragraph" style:parent-style-name="Text_20_body" style:list-style-name="L20">
      <style:text-properties fo:font-size="14pt" style:font-size-asian="14pt" style:font-size-complex="14pt"/>
    </style:style>
    <style:style style:name="P100" style:family="paragraph" style:parent-style-name="Text_20_body">
      <style:text-properties fo:font-size="14pt" officeooo:paragraph-rsid="0038f710"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fo:font-weight="normal" officeooo:rsid="000f4c17"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86d54" style:font-weight-asian="bold" style:font-weight-complex="bold"/>
    </style:style>
    <style:style style:name="T36" style:family="text">
      <style:text-properties officeooo:rsid="00408efa"/>
    </style:style>
    <style:style style:name="T37" style:family="text">
      <style:text-properties fo:font-size="14pt" fo:font-weight="normal" style:font-size-asian="14pt" style:font-weight-asian="normal" style:font-size-complex="14pt" style:font-weight-complex="normal"/>
    </style:style>
    <style:style style:name="T38" style:family="text">
      <style:text-properties fo:font-size="14pt" fo:font-weight="normal" officeooo:rsid="001bc72e" style:font-size-asian="14pt" style:font-weight-asian="normal" style:font-size-complex="14pt" style:font-weight-complex="normal"/>
    </style:style>
    <style:style style:name="T39" style:family="text">
      <style:text-properties fo:font-weight="normal" officeooo:rsid="004178b2" style:font-weight-asian="normal" style:font-weight-complex="normal"/>
    </style:style>
    <style:style style:name="T40" style:family="text">
      <style:text-properties officeooo:rsid="00177979"/>
    </style:style>
    <style:style style:name="T41" style:family="text">
      <style:text-properties fo:font-weight="normal" officeooo:rsid="00177979" style:font-weight-asian="normal" style:font-weight-complex="normal"/>
    </style:style>
    <style:style style:name="T42" style:family="text">
      <style:text-properties fo:font-weight="normal" officeooo:rsid="001c24cc" style:font-weight-asian="normal" style:font-weight-complex="normal"/>
    </style:style>
    <style:style style:name="T43" style:family="text">
      <style:text-properties officeooo:rsid="002541d5"/>
    </style:style>
    <style:style style:name="T44" style:family="text">
      <style:text-properties fo:font-weight="bold" officeooo:rsid="001c24cc" style:font-weight-asian="bold" style:font-weight-complex="bold"/>
    </style:style>
    <style:style style:name="T45" style:family="text">
      <style:text-properties fo:font-weight="normal" officeooo:rsid="002541d5" style:font-weight-asian="normal" style:font-weight-complex="normal"/>
    </style:style>
    <style:style style:name="T46" style:family="text">
      <style:text-properties fo:font-weight="normal" officeooo:rsid="0011f67e" style:font-weight-asian="normal" style:font-weight-complex="normal"/>
    </style:style>
    <style:style style:name="T47" style:family="text">
      <style:text-properties officeooo:rsid="0026f3d8"/>
    </style:style>
    <style:style style:name="T4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49"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0"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1" style:family="text">
      <style:text-properties officeooo:rsid="0027e275"/>
    </style:style>
    <style:style style:name="T52" style:family="text">
      <style:text-properties officeooo:rsid="0011f67e"/>
    </style:style>
    <style:style style:name="T53" style:family="text">
      <style:text-properties officeooo:rsid="001c24cc"/>
    </style:style>
    <style:style style:name="T54" style:family="text">
      <style:text-properties fo:font-weight="normal" officeooo:rsid="0010f95a" style:font-weight-asian="normal" style:font-weight-complex="normal"/>
    </style:style>
    <style:style style:name="T55" style:family="text">
      <style:text-properties fo:font-size="14pt" fo:font-weight="normal" officeooo:rsid="0027e275" style:font-size-asian="14pt" style:font-weight-asian="normal" style:font-size-complex="14pt" style:font-weight-complex="normal"/>
    </style:style>
    <style:style style:name="T56" style:family="text">
      <style:text-properties fo:font-size="14pt" fo:font-weight="normal" officeooo:rsid="0011f67e" style:font-size-asian="14pt" style:font-weight-asian="normal" style:font-size-complex="14pt" style:font-weight-complex="normal"/>
    </style:style>
    <style:style style:name="T57" style:family="text">
      <style:text-properties fo:font-weight="normal" officeooo:rsid="0027e275" style:font-weight-asian="normal" style:font-weight-complex="normal"/>
    </style:style>
    <style:style style:name="T58" style:family="text">
      <style:text-properties fo:font-weight="bold" officeooo:rsid="002808ec" style:font-weight-asian="bold" style:font-weight-complex="bold"/>
    </style:style>
    <style:style style:name="T59" style:family="text">
      <style:text-properties fo:font-weight="bold" officeooo:rsid="0010f95a" style:font-weight-asian="bold" style:font-weight-complex="bold"/>
    </style:style>
    <style:style style:name="T60" style:family="text">
      <style:text-properties officeooo:rsid="00440013"/>
    </style:style>
    <style:style style:name="T61" style:family="text">
      <style:text-properties style:font-name="Liberation Serif" fo:font-size="14pt" officeooo:rsid="001e5cce" style:font-name-asian="NSimSun1" style:font-size-asian="14pt" style:font-name-complex="Arial1" style:font-size-complex="14pt"/>
    </style:style>
    <style:style style:name="T62"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6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64" style:family="text">
      <style:text-properties officeooo:rsid="001e5cce"/>
    </style:style>
    <style:style style:name="T65" style:family="text">
      <style:text-properties fo:font-weight="normal" officeooo:rsid="0029db0f" style:font-weight-asian="normal" style:font-weight-complex="normal"/>
    </style:style>
    <style:style style:name="T66" style:family="text">
      <style:text-properties fo:font-weight="normal" officeooo:rsid="00440013" style:font-weight-asian="normal" style:font-weight-complex="normal"/>
    </style:style>
    <style:style style:name="T67" style:family="text">
      <style:text-properties officeooo:rsid="0010f95a"/>
    </style:style>
    <style:style style:name="T68"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69"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0"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1" style:family="text">
      <style:text-properties style:font-name="Liberation Serif" fo:font-size="14pt" officeooo:rsid="002bd709" style:font-name-asian="NSimSun1" style:font-size-asian="14pt" style:font-name-complex="Arial1" style:font-size-complex="14pt"/>
    </style:style>
    <style:style style:name="T72"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73"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74" style:family="text">
      <style:text-properties officeooo:rsid="002bedd0"/>
    </style:style>
    <style:style style:name="T75" style:family="text">
      <style:text-properties style:font-name="Liberation Serif" fo:font-size="14pt" officeooo:rsid="001fba54" style:font-name-asian="NSimSun1" style:font-size-asian="14pt" style:font-name-complex="Arial1" style:font-size-complex="14pt"/>
    </style:style>
    <style:style style:name="T76" style:family="text">
      <style:text-properties fo:font-weight="normal" officeooo:rsid="002cce19" style:font-weight-asian="normal" style:font-weight-complex="normal"/>
    </style:style>
    <style:style style:name="T77"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78" style:family="text">
      <style:text-properties fo:font-size="14pt" fo:font-weight="normal" officeooo:rsid="001fba54" style:font-size-asian="14pt" style:font-weight-asian="normal" style:font-size-complex="14pt" style:font-weight-complex="normal"/>
    </style:style>
    <style:style style:name="T79" style:family="text">
      <style:text-properties fo:font-weight="normal" officeooo:rsid="002bedd0" style:font-weight-asian="normal" style:font-weight-complex="normal"/>
    </style:style>
    <style:style style:name="T80" style:family="text">
      <style:text-properties fo:font-weight="normal" officeooo:rsid="002039d1" style:font-weight-asian="normal" style:font-weight-complex="normal"/>
    </style:style>
    <style:style style:name="T81" style:family="text">
      <style:text-properties officeooo:rsid="000f4c17"/>
    </style:style>
    <style:style style:name="T82" style:family="text">
      <style:text-properties officeooo:rsid="0019ed71"/>
    </style:style>
    <style:style style:name="T83" style:family="text">
      <style:text-properties fo:font-size="14pt" fo:font-style="normal" style:font-size-asian="14pt" style:font-style-asian="normal" style:font-size-complex="14pt" style:font-style-complex="normal"/>
    </style:style>
    <style:style style:name="T8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5" style:family="text">
      <style:text-properties fo:font-size="14pt" style:font-size-asian="14pt" style:font-size-complex="14pt"/>
    </style:style>
    <style:style style:name="T86" style:family="text">
      <style:text-properties fo:font-size="18pt" style:font-size-asian="18pt" style:font-size-complex="18pt"/>
    </style:style>
    <style:style style:name="T87" style:family="text">
      <style:text-properties fo:font-size="14pt" fo:font-weight="normal" officeooo:rsid="00468366" style:font-size-asian="14pt" style:font-weight-asian="normal" style:font-size-complex="14pt" style:font-weight-complex="normal"/>
    </style:style>
    <style:style style:name="T88" style:family="text">
      <style:text-properties fo:color="#158466" loext:opacity="100%" fo:font-size="14pt" fo:font-weight="normal" style:font-size-asian="14pt" style:font-weight-asian="normal" style:font-size-complex="14pt" style:font-weight-complex="normal"/>
    </style:style>
    <style:style style:name="T89" style:family="text">
      <style:text-properties fo:color="#158466" loext:opacity="100%" fo:font-size="14pt" fo:font-weight="normal" officeooo:rsid="00468366" style:font-size-asian="14pt" style:font-weight-asian="normal" style:font-size-complex="14pt" style:font-weight-complex="normal"/>
    </style:style>
    <style:style style:name="T90" style:family="text">
      <style:text-properties style:font-name="Liberation Serif" fo:font-size="14pt" fo:font-weight="normal" officeooo:rsid="00468366" style:font-name-asian="NSimSun1" style:font-size-asian="14pt" style:font-weight-asian="normal" style:font-name-complex="Arial1" style:font-size-complex="14pt" style:font-weight-complex="normal"/>
    </style:style>
    <style:style style:name="T91" style:family="text">
      <style:text-properties officeooo:rsid="00468366"/>
    </style:style>
    <style:style style:name="T92" style:family="text">
      <style:text-properties fo:font-weight="normal" officeooo:rsid="00468366" style:font-weight-asian="normal" style:font-weight-complex="normal"/>
    </style:style>
    <style:style style:name="T93" style:family="text">
      <style:text-properties fo:font-size="14pt" officeooo:rsid="00468366" style:font-size-asian="14pt" style:font-size-complex="14pt"/>
    </style:style>
    <style:style style:name="T94" style:family="text">
      <style:text-properties officeooo:rsid="003630e8"/>
    </style:style>
    <style:style style:name="T95" style:family="text">
      <style:text-properties officeooo:rsid="0047e158"/>
    </style:style>
    <style:style style:name="T96" style:family="text">
      <style:text-properties fo:font-size="14pt" officeooo:rsid="0047e158" style:font-size-asian="14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text:span><text:span text:style-name="T5">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text:span><text:span text:style-name="T5">necedores, Vendedores.</text:span></text:h>
        </text:list-item>
        <text:list-item>
          <text:h text:style-name="P10" text:outline-level="4"><text:span text:style-name="Strong_20_Emphasis">Relatórios: </text:span><text:span text:style-name="Strong_20_Emphasis"><text:span text:style-name="T14">Relatórios</text:span></text:span><text:span text:style-name="Strong_20_Emphasis"><text:span text:style-name="T14">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essa ação?”</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3">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4">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text:span><text:span text:style-name="T5"> </text:span><text:span text:style-name="Strong_20_Emphasis"><text:span text:style-name="T5">final por unidade</text:span></text:span><text:span text:style-name="T5"> </text:span>vendido ao cliente, já <text:span text:style-name="T34">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4">possível compra posterior </text:span><text:span text:style-name="T35">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6">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p text:style-name="P20"><text:span text:style-name="Strong_20_Emphasis"/></text:p>
      <text:list text:continue-numbering="true" text:style-name="L2">
        <text:list-item>
          <text:h text:style-name="P21" text:outline-level="3"><text:span text:style-name="Strong_20_Emphasis"><text:span text:style-name="T36">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3">a a</text:span></text:span><text:span text:style-name="Strong_20_Emphasis"><text:span text:style-name="T5">ssociação entre produto × quantidade × valor vendido em uma venda.</text:span></text:span></text:h>
        </text:list-item>
      </text:list>
      <text:h text:style-name="P22" text:outline-level="3"><text:span text:style-name="Strong_20_Emphasis"><text:span text:style-name="T34">Diferenças entre </text:span></text:span><text:span text:style-name="Source_20_Text"><text:span text:style-name="T34">PRE_VENDA_ITEM</text:span></text:span><text:span text:style-name="Strong_20_Emphasis"><text:span text:style-name="T34"> e </text:span></text:span><text:span text:style-name="Source_20_Text"><text:span text:style-name="T34">VENDA_ITEM</text:span></text:span> </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18">Aspecto</text:p>
            </table:table-cell>
            <table:table-cell table:style-name="Tabela5.A1" office:value-type="string">
              <text:p text:style-name="P18"><text:span text:style-name="Source_20_Text">PRE_VENDA_ITEM</text:span></text:p>
            </table:table-cell>
            <table:table-cell table:style-name="Tabela5.A1" office:value-type="string">
              <text:p text:style-name="P18"><text:span text:style-name="Source_20_Text">VENDA_ITEM</text:span></text:p>
            </table:table-cell>
          </table:table-row>
        </table:table-header-rows>
        <table:table-row>
          <table:table-cell table:style-name="Tabela5.A1" office:value-type="string">
            <text:p text:style-name="P19">Finalidade</text:p>
          </table:table-cell>
          <table:table-cell table:style-name="Tabela5.A1" office:value-type="string">
            <text:p text:style-name="P19">Reserva de itens / intenção de compra</text:p>
          </table:table-cell>
          <table:table-cell table:style-name="Tabela5.A1" office:value-type="string">
            <text:p text:style-name="P19">Registro contábil e fiscal da venda efetiva</text:p>
          </table:table-cell>
        </table:table-row>
        <table:table-row>
          <table:table-cell table:style-name="Tabela5.A1" office:value-type="string">
            <text:p text:style-name="P19">Discussão de valores</text:p>
          </table:table-cell>
          <table:table-cell table:style-name="Tabela5.A1" office:value-type="string">
            <text:p text:style-name="P19">Não (sem preço, sem desconto)</text:p>
          </table:table-cell>
          <table:table-cell table:style-name="Tabela5.A1" office:value-type="string">
            <text:p text:style-name="P19">Sim (preço original, desconto, preço final, total)</text:p>
          </table:table-cell>
        </table:table-row>
        <table:table-row>
          <table:table-cell table:style-name="Tabela5.A1" office:value-type="string">
            <text:p text:style-name="P19">Tratamento no estoque</text:p>
          </table:table-cell>
          <table:table-cell table:style-name="Tabela5.A1" office:value-type="string">
            <text:p text:style-name="P19">Reserva temporária (pode ser cancelada)</text:p>
          </table:table-cell>
          <table:table-cell table:style-name="Tabela5.A1" office:value-type="string">
            <text:p text:style-name="P19">Saída definitiva do estoque</text:p>
          </table:table-cell>
        </table:table-row>
        <table:table-row>
          <table:table-cell table:style-name="Tabela5.A1" office:value-type="string">
            <text:p text:style-name="P19">Consequência jurídica</text:p>
          </table:table-cell>
          <table:table-cell table:style-name="Tabela5.A1" office:value-type="string">
            <text:p text:style-name="P19">Nenhuma – ainda é uma etapa informal</text:p>
          </table:table-cell>
          <table:table-cell table:style-name="Tabela5.A1" office:value-type="string">
            <text:p text:style-name="P19">Obrigações fiscais e contábeis (emissão de nota, recibo…)</text:p>
          </table:table-cell>
        </table:table-row>
        <table:table-row>
          <table:table-cell table:style-name="Tabela5.A1" office:value-type="string">
            <text:p text:style-name="P19">Permite devolução</text:p>
          </table:table-cell>
          <table:table-cell table:style-name="Tabela5.A1" office:value-type="string">
            <text:p text:style-name="P19">Não aplicável</text:p>
          </table:table-cell>
          <table:table-cell table:style-name="Tabela5.A1" office:value-type="string">
            <text:p text:style-name="P19">Sim (pode ter devolução parcial ou total)</text:p>
          </table:table-cell>
        </table:table-row>
        <table:table-row>
          <table:table-cell table:style-name="Tabela5.A1" office:value-type="string">
            <text:p text:style-name="P19">Pode ser descartado</text:p>
          </table:table-cell>
          <table:table-cell table:style-name="Tabela5.A1" office:value-type="string">
            <text:p text:style-name="P19">Sim, sem prejuízo</text:p>
          </table:table-cell>
          <table:table-cell table:style-name="Tabela5.A1" office:value-type="string">
            <text:p text:style-name="P19">Não (é registro histórico obrigatório)</text:p>
          </table:table-cell>
        </table:table-row>
      </table:table>
      <text:h text:style-name="P23"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5">TRUE</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19"><text:span text:style-name="Source_20_Text"><text:span text:style-name="T5">FALSE</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4"><text:span text:style-name="T37">Esse campo pode ser utilizado </text:span><text:span text:style-name="Strong_20_Emphasis"><text:span text:style-name="T37">pelo sistema para automatizar o ajuste de estoque</text:span></text:span><text:span text:style-name="T37">, evitando inconsistências como “produto reservado, mas não registrado como tal no estoque”.</text:span></text:p>
      <text:h text:style-name="P22" text:outline-level="3">Explicação campo MOTIVO_LIBERACAO</text:h>
      <text:p text:style-name="P20"><text:span text:style-name="Strong_20_Emphasis"><text:span text:style-name="T38">Este campo armazena a justificativa da liberação da reserva de um item de pré-venda. </text:span></text:span><text:span text:style-name="Strong_20_Emphasis"><text:span text:style-name="T37">Sempre que o item da pré-venda deixar de estar reservado (</text:span></text:span><text:span text:style-name="Source_20_Text"><text:span text:style-name="T37">RESERVADO = FALSE</text:span></text:span><text:span text:style-name="Strong_20_Emphasis"><text:span text:style-name="T37">) </text:span></text:span><text:span text:style-name="Strong_20_Emphasis"><text:span text:style-name="T38"><text:line-break/>Exemplos de justificativas: Desistência do cliente, Item danificado na loja , Produto trocado por outro na pré-venda , Tempo de reserva expirado (48h) , Convertido em venda.</text:span></text:span></text:p>
      <text:list text:continue-numbering="true" text:style-name="L2">
        <text:list-item>
          <text:h text:style-name="P15" text:outline-level="3"><text:soft-page-break/><text:span text:style-name="Strong_20_Emphasis"><text:span text:style-name="T21">PRE_VENDA_ITENS</text:span></text:span><text:span text:style-name="Strong_20_Emphasis"><text:line-break/></text:span><text:span text:style-name="T5">Similar a "itens de venda", porém para controle do que foi entregue </text:span><text:span text:style-name="T39">ao</text:span><text:span text:style-name="T5"> cliente.<text:line-break/>Essencial para controle de estoque temporário (reserva).</text:span></text:h>
        </text:list-item>
        <text:list-item>
          <text:h text:style-name="P15" text:outline-level="3"><text:span text:style-name="Strong_20_Emphasis"><text:span text:style-name="T21">VENDA_ORIGENS</text:span></text:span><text:span text:style-name="Strong_20_Emphasis"><text:span text:style-name="T40"><text:line-break/></text:span></text:span><text:span text:style-name="Strong_20_Emphasis"><text:span text:style-name="T41">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0"><text:line-break/></text:span></text:span><text:span text:style-name="Strong_20_Emphasis"><text:span text:style-name="T41">Em aberto, Finalizada, </text:span></text:span><text:span text:style-name="T5">Cancelada, Pendente de pagamento.</text:span></text:h>
        </text:list-item>
        <text:list-item>
          <text:h text:style-name="P25" text:outline-level="3"><text:span text:style-name="Strong_20_Emphasis"><text:s/></text:span><text:span text:style-name="Strong_20_Emphasis"><text:span text:style-name="T21">PRE_VENDA_SITUACOES</text:span></text:span><text:span text:style-name="Strong_20_Emphasis"><text:span text:style-name="T40"><text:line-break/></text:span></text:span><text:span text:style-name="Strong_20_Emphasis"><text:span text:style-name="T41">Pendente, Finalizada, Cancelada, Devolvida Parcialmente</text:span></text:span><text:span text:style-name="Strong_20_Emphasis"><text:span text:style-name="T40">.</text:span></text:span></text:h>
        </text:list-item>
      </text:list>
      <text:p text:style-name="P26"><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7">ID</text:p>
            </table:table-cell>
            <table:table-cell table:style-name="Tabela4.A1" office:value-type="string">
              <text:p text:style-name="P27">Descrição</text:p>
            </table:table-cell>
            <table:table-cell table:style-name="Tabela4.A1" office:value-type="string">
              <text:p text:style-name="P27">Quando usar</text:p>
            </table:table-cell>
          </table:table-row>
        </table:table-header-rows>
        <table:table-row>
          <table:table-cell table:style-name="Tabela4.A1" office:value-type="string">
            <text:p text:style-name="P28">1</text:p>
          </table:table-cell>
          <table:table-cell table:style-name="Tabela4.A1" office:value-type="string">
            <text:p text:style-name="P28">Aguardando retirada</text:p>
          </table:table-cell>
          <table:table-cell table:style-name="Tabela4.A1" office:value-type="string">
            <text:p text:style-name="P28">Pré-venda criada, mas cliente ainda <text:span text:style-name="Strong_20_Emphasis">não retirou</text:span> os itens</text:p>
          </table:table-cell>
        </table:table-row>
        <table:table-row>
          <table:table-cell table:style-name="Tabela4.A1" office:value-type="string">
            <text:p text:style-name="P28">2</text:p>
          </table:table-cell>
          <table:table-cell table:style-name="Tabela4.A1" office:value-type="string">
            <text:p text:style-name="P28">Em posse do cliente</text:p>
          </table:table-cell>
          <table:table-cell table:style-name="Tabela4.A1" office:value-type="string">
            <text:p text:style-name="P28">Cliente <text:span text:style-name="Strong_20_Emphasis">já retirou</text:span>, ainda sem devolução ou compra</text:p>
          </table:table-cell>
        </table:table-row>
        <table:table-row>
          <table:table-cell table:style-name="Tabela4.A1" office:value-type="string">
            <text:p text:style-name="P28">3</text:p>
          </table:table-cell>
          <table:table-cell table:style-name="Tabela4.A1" office:value-type="string">
            <text:p text:style-name="P28">Devolvida</text:p>
          </table:table-cell>
          <table:table-cell table:style-name="Tabela4.A1" office:value-type="string">
            <text:p text:style-name="P28">Cliente devolveu todos os itens</text:p>
          </table:table-cell>
        </table:table-row>
        <table:table-row>
          <table:table-cell table:style-name="Tabela4.A1" office:value-type="string">
            <text:p text:style-name="P28">4</text:p>
          </table:table-cell>
          <table:table-cell table:style-name="Tabela4.A1" office:value-type="string">
            <text:p text:style-name="P28">Parcialmente devolvida</text:p>
          </table:table-cell>
          <table:table-cell table:style-name="Tabela4.A1" office:value-type="string">
            <text:p text:style-name="P28">Devolveu apenas parte dos itens</text:p>
          </table:table-cell>
        </table:table-row>
        <table:table-row>
          <table:table-cell table:style-name="Tabela4.A1" office:value-type="string">
            <text:p text:style-name="P28">5</text:p>
          </table:table-cell>
          <table:table-cell table:style-name="Tabela4.A1" office:value-type="string">
            <text:p text:style-name="P28">Convertida em venda</text:p>
          </table:table-cell>
          <table:table-cell table:style-name="Tabela4.A1" office:value-type="string">
            <text:p text:style-name="P28">Todos os itens vendidos (virou venda efetiva)</text:p>
          </table:table-cell>
        </table:table-row>
        <table:table-row>
          <table:table-cell table:style-name="Tabela4.A1" office:value-type="string">
            <text:p text:style-name="P28">6</text:p>
          </table:table-cell>
          <table:table-cell table:style-name="Tabela4.A1" office:value-type="string">
            <text:p text:style-name="P28">Parcialmente convertida em venda</text:p>
          </table:table-cell>
          <table:table-cell table:style-name="Tabela4.A1" office:value-type="string">
            <text:p text:style-name="P28">Parte dos itens foi vendida, outra parte devolvida</text:p>
          </table:table-cell>
        </table:table-row>
        <table:table-row>
          <table:table-cell table:style-name="Tabela4.A1" office:value-type="string">
            <text:p text:style-name="P28">7</text:p>
          </table:table-cell>
          <table:table-cell table:style-name="Tabela4.A1" office:value-type="string">
            <text:p text:style-name="P28">Expirada</text:p>
          </table:table-cell>
          <table:table-cell table:style-name="Tabela4.A1" office:value-type="string">
            <text:p text:style-name="P28">Pré-venda abandonada ou prazo de devolução excedido</text:p>
          </table:table-cell>
        </table:table-row>
        <table:table-row>
          <table:table-cell table:style-name="Tabela4.A1" office:value-type="string">
            <text:p text:style-name="P28">8</text:p>
          </table:table-cell>
          <table:table-cell table:style-name="Tabela4.A1" office:value-type="string">
            <text:p text:style-name="P28">Cancelada</text:p>
          </table:table-cell>
          <table:table-cell table:style-name="Tabela4.A1" office:value-type="string">
            <text:p text:style-name="P28">Cancelada manualmente por operador</text:p>
          </table:table-cell>
        </table:table-row>
      </table:table>
      <text:p text:style-name="P26"><text:span text:style-name="Strong_20_Emphasis"/></text:p>
      <text:h text:style-name="Heading_20_2" text:outline-level="2"/>
      <text:h text:style-name="P16" text:outline-level="2">Módulo Financeiro</text:h>
      <text:h text:style-name="P29" text:outline-level="3"><text:span text:style-name="Strong_20_Emphasis"><text:span text:style-name="T5">À medida que o cliente efetua pagamentos, cada </text:span></text:span><text:span text:style-name="Strong_20_Emphasis"><text:span text:style-name="T34">entrada</text:span></text:span><text:span text:style-name="Strong_20_Emphasis"><text:span text:style-name="T5"> gera um registro em </text:span></text:span><text:span text:style-name="Strong_20_Emphasis"><text:span text:style-name="T42">RECEBIMENTOS</text:span></text:span><text:span text:style-name="Strong_20_Emphasis"><text:span text:style-name="T5">, diminuindo o saldo em aberto.</text:span></text:span></text:h>
      <text:list text:continue-numbering="true" text:style-name="L2">
        <text:list-item>
          <text:h text:style-name="P30" text:outline-level="3"><text:span text:style-name="Strong_20_Emphasis"><text:span text:style-name="T43">CREDITOS_RECEBER</text:span></text:span><text:span text:style-name="Strong_20_Emphasis"><text:line-break/></text:span><text:span text:style-name="T5">Registro </text:span><text:span text:style-name="T42">de </text:span><text:span text:style-name="T44">previsão</text:span><text:span text:style-name="T42"> </text:span><text:span text:style-name="T44">financeira</text:span><text:span text:style-name="T5"> gerado a partir de vendas </text:span><text:span text:style-name="T45">a</text:span><text:span text:style-name="T5"> prazo </text:span><text:span text:style-name="T46">(</text:span><text:span text:style-name="T5">crediário</text:span><text:span text:style-name="T46">)</text:span><text:span text:style-name="T5">. Representa um </text:span><text:span text:style-name="Strong_20_Emphasis">direito da loja de receber</text:span><text:span text:style-name="T5"> um valor. Cada registro representa um crédito vinculado a um cliente.</text:span></text:h>
        </text:list-item>
      </text:list>
      <text:h text:style-name="P31" text:outline-level="3"/>
      <table:table table:name="Tabela8" table:style-name="Tabela8">
        <table:table-column table:style-name="Tabela8.A"/>
        <table:table-column table:style-name="Tabela8.B"/>
        <table:table-header-rows>
          <table:table-row>
            <table:table-cell table:style-name="Tabela8.A1" office:value-type="string">
              <text:p text:style-name="P32">Campo</text:p>
            </table:table-cell>
            <table:table-cell table:style-name="Tabela8.A1" office:value-type="string">
              <text:p text:style-name="P32">Explicação</text:p>
            </table:table-cell>
          </table:table-row>
        </table:table-header-rows>
        <table:table-row>
          <table:table-cell table:style-name="Tabela8.A1" office:value-type="string">
            <text:p text:style-name="P33"><text:span text:style-name="Source_20_Text">FK_VENDA</text:span></text:p>
          </table:table-cell>
          <table:table-cell table:style-name="Tabela8.A1" office:value-type="string">
            <text:p text:style-name="P33">Relaciona com a venda de origem (tabela <text:span text:style-name="Source_20_Text">VENDAS</text:span>).</text:p>
          </table:table-cell>
        </table:table-row>
        <table:table-row>
          <table:table-cell table:style-name="Tabela8.A1" office:value-type="string">
            <text:p text:style-name="P33"><text:span text:style-name="Source_20_Text">FK_CLIENTE</text:span></text:p>
          </table:table-cell>
          <table:table-cell table:style-name="Tabela8.A1" office:value-type="string">
            <text:p text:style-name="P33">Cliente responsável pelo pagamento.</text:p>
          </table:table-cell>
        </table:table-row>
        <table:table-row>
          <table:table-cell table:style-name="Tabela8.A1" office:value-type="string">
            <text:p text:style-name="P33"><text:span text:style-name="Source_20_Text">FK_SITUACAO</text:span></text:p>
          </table:table-cell>
          <table:table-cell table:style-name="Tabela8.A1" office:value-type="string">
            <text:p text:style-name="P33">Situação do crédito: ex: Pendente, Pago, Atrasado, Renegociado.</text:p>
          </table:table-cell>
        </table:table-row>
        <table:table-row>
          <table:table-cell table:style-name="Tabela8.A1" office:value-type="string">
            <text:p text:style-name="P33"><text:span text:style-name="Source_20_Text">FK_FORMA_PAGAMENTO</text:span></text:p>
          </table:table-cell>
          <table:table-cell table:style-name="Tabela8.A1" office:value-type="string">
            <text:p text:style-name="P33">Forma de pagamento esperada: Dinheiro, Cartão, Pix, Boleto etc.</text:p>
          </table:table-cell>
        </table:table-row>
        <table:table-row>
          <table:table-cell table:style-name="Tabela8.A1" office:value-type="string">
            <text:p text:style-name="P33"><text:span text:style-name="Source_20_Text">VALOR_TOTAL</text:span></text:p>
          </table:table-cell>
          <table:table-cell table:style-name="Tabela8.A1" office:value-type="string">
            <text:p text:style-name="P33">Valor total a receber.</text:p>
          </table:table-cell>
        </table:table-row>
        <table:table-row>
          <table:table-cell table:style-name="Tabela8.A1" office:value-type="string">
            <text:p text:style-name="P33"><text:span text:style-name="Source_20_Text">VALOR_PAGO</text:span></text:p>
          </table:table-cell>
          <table:table-cell table:style-name="Tabela8.A1" office:value-type="string">
            <text:p text:style-name="P33">Valor já recebido. (Útil para saber se é parcial ou integral.)</text:p>
          </table:table-cell>
        </table:table-row>
        <table:table-row>
          <table:table-cell table:style-name="Tabela8.A1" office:value-type="string">
            <text:p text:style-name="P33"><text:span text:style-name="Source_20_Text">DATA_EMISSAO</text:span></text:p>
          </table:table-cell>
          <table:table-cell table:style-name="Tabela8.A1" office:value-type="string">
            <text:p text:style-name="P33">Quando foi gerado esse crédito.</text:p>
          </table:table-cell>
        </table:table-row>
        <table:table-row>
          <table:table-cell table:style-name="Tabela8.A1" office:value-type="string">
            <text:p text:style-name="P33"><text:span text:style-name="Source_20_Text">DATA_VENCIMENTO</text:span></text:p>
          </table:table-cell>
          <table:table-cell table:style-name="Tabela8.A1" office:value-type="string">
            <text:p text:style-name="P33">Quando vence a obrigação do cliente.</text:p>
          </table:table-cell>
        </table:table-row>
        <table:table-row>
          <table:table-cell table:style-name="Tabela8.A1" office:value-type="string">
            <text:p text:style-name="P33"><text:span text:style-name="Source_20_Text">DATA_PAGAMENTO</text:span></text:p>
          </table:table-cell>
          <table:table-cell table:style-name="Tabela8.A1" office:value-type="string">
            <text:p text:style-name="P33">Quando foi quitado. Pode ser nula até o pagamento.</text:p>
          </table:table-cell>
        </table:table-row>
        <table:table-row>
          <table:table-cell table:style-name="Tabela8.A1" office:value-type="string">
            <text:p text:style-name="P33"><text:span text:style-name="Source_20_Text">OBSERVACOES</text:span></text:p>
          </table:table-cell>
          <table:table-cell table:style-name="Tabela8.A1" office:value-type="string">
            <text:p text:style-name="P33">Campo livre para registrar acordos, renegociações, segunda via, etc.</text:p>
          </table:table-cell>
        </table:table-row>
      </table:table>
      <text:p text:style-name="P34"/>
      <text:list xml:id="list185111747428119" text:continue-numbering="true" text:style-name="L2">
        <text:list-item>
          <text:h text:style-name="P30" text:outline-level="3"><text:span text:style-name="Strong_20_Emphasis"><text:span text:style-name="T47">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35" text:outline-level="3"><text:span text:style-name="Strong_20_Emphasis"><text:span text:style-name="T42">Insights:</text:span></text:span></text:h>
      <text:list text:style-name="L3">
        <text:list-item>
          <text:h text:style-name="P36"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36"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36"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48">Exemplos</text:span></text:span><text:span text:style-name="Strong_20_Emphasis"><text:span text:style-name="T49">:</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2"><text:span text:style-name="Strong_20_Emphasis">Cenário</text:span></text:p>
            </table:table-cell>
            <table:table-cell table:style-name="Tabela10.A1" office:value-type="string">
              <text:p text:style-name="P32"><text:span text:style-name="Strong_20_Emphasis">Exemplo de Observação</text:span></text:p>
            </table:table-cell>
          </table:table-row>
        </table:table-header-rows>
        <table:table-row>
          <table:table-cell table:style-name="Tabela10.A1" office:value-type="string">
            <text:p text:style-name="P33">Recebimento total em dinheiro</text:p>
          </table:table-cell>
          <table:table-cell table:style-name="Tabela10.A1" office:value-type="string">
            <text:p text:style-name="P33"><text:span text:style-name="Source_20_Text">PAGAMENTO À VISTA RECEBIDO EM DINHEIRO NO CAIXA 01.</text:span></text:p>
          </table:table-cell>
        </table:table-row>
        <table:table-row>
          <table:table-cell table:style-name="Tabela10.A1" office:value-type="string">
            <text:p text:style-name="P33">Recebimento parcial</text:p>
          </table:table-cell>
          <table:table-cell table:style-name="Tabela10.A1" office:value-type="string">
            <text:p text:style-name="P33"><text:span text:style-name="Source_20_Text">RECEBIDO R$ 50,00 DE R$ 100,00. RESTANTE ACORDADO PARA 15/08.</text:span></text:p>
          </table:table-cell>
        </table:table-row>
        <table:table-row>
          <table:table-cell table:style-name="Tabela10.A1" office:value-type="string">
            <text:p text:style-name="P33">Erro de valor ajustado</text:p>
          </table:table-cell>
          <table:table-cell table:style-name="Tabela10.A1" office:value-type="string">
            <text:p text:style-name="P33"><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P33">Pagamento com desconto aplicado</text:p>
          </table:table-cell>
          <table:table-cell table:style-name="Tabela10.A1" office:value-type="string">
            <text:p text:style-name="P33"><text:span text:style-name="Source_20_Text">CLIENTE ANTECIPOU PAGAMENTO E OBTEVE 5% DE DESCONTO.</text:span></text:p>
          </table:table-cell>
        </table:table-row>
        <table:table-row>
          <table:table-cell table:style-name="Tabela10.A1" office:value-type="string">
            <text:p text:style-name="P33">Pagamento via PIX</text:p>
          </table:table-cell>
          <table:table-cell table:style-name="Tabela10.A1" office:value-type="string">
            <text:p text:style-name="P33"><text:span text:style-name="Source_20_Text">PIX REALIZADO POR JOÃO ÀS 14H21. REF. PEDIDO #1234.</text:span></text:p>
          </table:table-cell>
        </table:table-row>
        <table:table-row>
          <table:table-cell table:style-name="Tabela10.A1" office:value-type="string">
            <text:p text:style-name="P33">Recebimento via cartão</text:p>
          </table:table-cell>
          <table:table-cell table:style-name="Tabela10.A1" office:value-type="string">
            <text:p text:style-name="P33"><text:span text:style-name="Source_20_Text">RECEBIDO VIA CARTÃO DÉBITO - CIELO.</text:span></text:p>
          </table:table-cell>
        </table:table-row>
        <table:table-row>
          <table:table-cell table:style-name="Tabela10.A1" office:value-type="string">
            <text:p text:style-name="P33">Recebimento com troco</text:p>
          </table:table-cell>
          <table:table-cell table:style-name="Tabela10.A1" office:value-type="string">
            <text:p text:style-name="P33"><text:span text:style-name="Source_20_Text">PAGO COM R$ 100,00. TROCO DE R$ 12,00 ENTREGUE.</text:span></text:p>
          </table:table-cell>
        </table:table-row>
        <table:table-row>
          <table:table-cell table:style-name="Tabela10.A1" office:value-type="string">
            <text:p text:style-name="P33">Pagamento dividido (multiforma)</text:p>
          </table:table-cell>
          <table:table-cell table:style-name="Tabela10.A1" office:value-type="string">
            <text:p text:style-name="P33"><text:span text:style-name="Source_20_Text">R$ 70,00 EM DINHEIRO + R$ 30,00 VIA PIX.</text:span></text:p>
          </table:table-cell>
        </table:table-row>
        <table:table-row>
          <table:table-cell table:style-name="Tabela10.A1" office:value-type="string">
            <text:p text:style-name="P33">Recebimento agendado</text:p>
          </table:table-cell>
          <table:table-cell table:style-name="Tabela10.A1" office:value-type="string">
            <text:p text:style-name="P33"><text:span text:style-name="Source_20_Text">AGENDADO PARA RECEBER EM 20/08 CONFORME COMBINADO.</text:span></text:p>
          </table:table-cell>
        </table:table-row>
        <table:table-row>
          <table:table-cell table:style-name="Tabela10.A1" office:value-type="string">
            <text:p text:style-name="P33">Baixa manual</text:p>
          </table:table-cell>
          <table:table-cell table:style-name="Tabela10.A1" office:value-type="string">
            <text:p text:style-name="P33"><text:span text:style-name="Source_20_Text">RECEBIMENTO BAIXADO MANUALMENTE PARA AJUSTE DE CAIXA.</text:span></text:p>
          </table:table-cell>
        </table:table-row>
      </table:table>
      <text:p text:style-name="P34"><text:span text:style-name="Strong_20_Emphasis"/></text:p>
      <text:p text:style-name="P37"><text:span text:style-name="Strong_20_Emphasis"><text:span text:style-name="T48">À medida que a loja efetua pagamentos, cada </text:span></text:span><text:span text:style-name="Strong_20_Emphasis"><text:span text:style-name="T50">saída</text:span></text:span><text:span text:style-name="Strong_20_Emphasis"><text:span text:style-name="T48"> gera um registro em PAGAMENTOS, diminuindo o saldo em aberto.</text:span></text:span></text:p>
      <text:p text:style-name="P37"><text:span text:style-name="Strong_20_Emphasis"/></text:p>
      <text:h text:style-name="P38" text:outline-level="3"><text:span text:style-name="Strong_20_Emphasis"><text:span text:style-name="T48">Como funcionaria na prática:</text:span></text:span></text:h>
      <text:list text:style-name="L4">
        <text:list-item>
          <text:h text:style-name="P39" text:outline-level="3"><text:span text:style-name="Strong_20_Emphasis"><text:span text:style-name="T34">Venda à vista</text:span></text:span></text:h>
          <text:list>
            <text:list-item>
              <text:h text:style-name="P39"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39"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39" text:outline-level="3"><text:span text:style-name="Strong_20_Emphasis"><text:span text:style-name="T34">Venda a prazo (crediário)</text:span></text:span></text:h>
          <text:list>
            <text:list-item>
              <text:h text:style-name="P39"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39"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37"><text:span text:style-name="Strong_20_Emphasis"/></text:p>
      <text:list xml:id="list185110129468606" text:continue-list="list185111747428119" text:style-name="L2">
        <text:list-item>
          <text:h text:style-name="P40" text:outline-level="3"><text:span text:style-name="Strong_20_Emphasis"><text:span text:style-name="T51">OBRIGACOES_FINANCEIRAS</text:span></text:span><text:span text:style-name="Strong_20_Emphasis"><text:line-break/></text:span><text:span text:style-name="Strong_20_Emphasis"><text:span text:style-name="T46">Representa </text:span></text:span><text:span text:style-name="Strong_20_Emphasis"><text:span text:style-name="T52">contas a pagar</text:span></text:span><text:span text:style-name="Strong_20_Emphasis"><text:span text:style-name="T46">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1">Campo</text:p>
            </table:table-cell>
            <table:table-cell table:style-name="Tabela9.A1" office:value-type="string">
              <text:p text:style-name="P41">Explicação</text:p>
            </table:table-cell>
          </table:table-row>
        </table:table-header-rows>
        <table:table-row>
          <table:table-cell table:style-name="Tabela9.A1" office:value-type="string">
            <text:p text:style-name="P42"><text:span text:style-name="Source_20_Text">FK_FORNECEDOR</text:span></text:p>
          </table:table-cell>
          <table:table-cell table:style-name="Tabela9.A1" office:value-type="string">
            <text:p text:style-name="P42">Para quem será feito o pagamento.</text:p>
          </table:table-cell>
        </table:table-row>
        <table:table-row>
          <table:table-cell table:style-name="Tabela9.A1" office:value-type="string">
            <text:p text:style-name="P42"><text:span text:style-name="Source_20_Text">VALOR_TOTAL</text:span></text:p>
          </table:table-cell>
          <table:table-cell table:style-name="Tabela9.A1" office:value-type="string">
            <text:p text:style-name="P42">Valor da obrigação.</text:p>
          </table:table-cell>
        </table:table-row>
        <table:table-row>
          <table:table-cell table:style-name="Tabela9.A1" office:value-type="string">
            <text:p text:style-name="P42"><text:span text:style-name="Source_20_Text">VALOR_PAGO</text:span></text:p>
          </table:table-cell>
          <table:table-cell table:style-name="Tabela9.A1" office:value-type="string">
            <text:p text:style-name="P42">Total já pago.</text:p>
          </table:table-cell>
        </table:table-row>
        <table:table-row>
          <table:table-cell table:style-name="Tabela9.A1" office:value-type="string">
            <text:p text:style-name="P42"><text:span text:style-name="Source_20_Text">DATA_EMISSAO</text:span></text:p>
          </table:table-cell>
          <table:table-cell table:style-name="Tabela9.A1" office:value-type="string">
            <text:p text:style-name="P42">Quando a obrigação foi registrada.</text:p>
          </table:table-cell>
        </table:table-row>
        <table:table-row>
          <table:table-cell table:style-name="Tabela9.A1" office:value-type="string">
            <text:p text:style-name="P42"><text:span text:style-name="Source_20_Text">DATA_VENCIMENTO</text:span></text:p>
          </table:table-cell>
          <table:table-cell table:style-name="Tabela9.A1" office:value-type="string">
            <text:p text:style-name="P42">Quando vence o pagamento.</text:p>
          </table:table-cell>
        </table:table-row>
        <table:table-row>
          <table:table-cell table:style-name="Tabela9.A1" office:value-type="string">
            <text:p text:style-name="P42"><text:span text:style-name="Source_20_Text">DATA_PAGAMENTO</text:span></text:p>
          </table:table-cell>
          <table:table-cell table:style-name="Tabela9.A1" office:value-type="string">
            <text:p text:style-name="P42">Quando foi efetivamente pago.</text:p>
          </table:table-cell>
        </table:table-row>
        <table:table-row>
          <table:table-cell table:style-name="Tabela9.A1" office:value-type="string">
            <text:p text:style-name="P42"><text:span text:style-name="Source_20_Text">FK_SITUACAO</text:span></text:p>
          </table:table-cell>
          <table:table-cell table:style-name="Tabela9.A1" office:value-type="string">
            <text:p text:style-name="P42">Situação: Em aberto, Pago, Atrasado.</text:p>
          </table:table-cell>
        </table:table-row>
        <text:soft-page-break/>
        <table:table-row>
          <table:table-cell table:style-name="Tabela9.A1" office:value-type="string">
            <text:p text:style-name="P42"><text:span text:style-name="Source_20_Text">FK_CATEGORIA_FINANCEIRA</text:span></text:p>
          </table:table-cell>
          <table:table-cell table:style-name="Tabela9.A1" office:value-type="string">
            <text:p text:style-name="P42">Classificação do tipo de gasto (ex: <text:span text:style-name="T51">crediário, pix, </text:span>água, aluguel, compra de mercadoria).</text:p>
          </table:table-cell>
        </table:table-row>
        <table:table-row>
          <table:table-cell table:style-name="Tabela9.A1" office:value-type="string">
            <text:p text:style-name="P42"><text:span text:style-name="Source_20_Text">OBSERVACOES</text:span></text:p>
          </table:table-cell>
          <table:table-cell table:style-name="Tabela9.A1" office:value-type="string">
            <text:p text:style-name="P42">Campo para detalhamento de acordos, descontos ou atrasos.</text:p>
          </table:table-cell>
        </table:table-row>
      </table:table>
      <text:h text:style-name="P43" text:outline-level="3"><text:span text:style-name="Strong_20_Emphasis"><text:span text:style-name="T46">Boas práticas:</text:span></text:span></text:h>
      <text:list text:style-name="L5">
        <text:list-item>
          <text:h text:style-name="P44"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44"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44" text:outline-level="3"><text:span text:style-name="T5">Armazenar </text:span><text:span text:style-name="Source_20_Text"><text:span text:style-name="T5">OBSERVACOES</text:span></text:span><text:span text:style-name="T5"> sobre renegociações, adiantamentos e prazos.</text:span></text:h>
        </text:list-item>
      </text:list>
      <text:p text:style-name="P45"/>
      <text:list text:continue-list="list185110129468606" text:style-name="L2">
        <text:list-item>
          <text:h text:style-name="P46" text:outline-level="3"><text:span text:style-name="Strong_20_Emphasis"><text:span text:style-name="T51">PAGAMENTOS</text:span></text:span><text:span text:style-name="Strong_20_Emphasis"><text:line-break/></text:span><text:span text:style-name="Strong_20_Emphasis"><text:span text:style-name="T5">Registra os </text:span></text:span><text:span text:style-name="Strong_20_Emphasis"><text:span text:style-name="T34">eventos de saída de dinheiro</text:span></text:span><text:span text:style-name="Strong_20_Emphasis"><text:span text:style-name="T5">, vinculados a obrigações financeiras.</text:span></text:span></text:h>
        </text:list-item>
      </text:list>
      <text:h text:style-name="P47" text:outline-level="3"><text:span text:style-name="Strong_20_Emphasis">Exemplos de OBSERVACOES </text:span><text:span text:style-name="Strong_20_Emphasis"><text:span text:style-name="T53">(</text:span></text:span><text:span text:style-name="Strong_20_Emphasis"><text:span text:style-name="T51">em </text:span></text:span><text:span text:style-name="Strong_20_Emphasis"><text:span text:style-name="T53">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48"><text:span text:style-name="Strong_20_Emphasis">Cenário</text:span></text:p>
            </table:table-cell>
            <table:table-cell table:style-name="Tabela11.A1" office:value-type="string">
              <text:p text:style-name="P48"><text:span text:style-name="Strong_20_Emphasis">Exemplo de Observação</text:span></text:p>
            </table:table-cell>
          </table:table-row>
        </table:table-header-rows>
        <table:table-row>
          <table:table-cell table:style-name="Tabela11.A1" office:value-type="string">
            <text:p text:style-name="P49">Pagamento total à vista</text:p>
          </table:table-cell>
          <table:table-cell table:style-name="Tabela11.A1" office:value-type="string">
            <text:p text:style-name="P49"><text:span text:style-name="Source_20_Text">PAGAMENTO INTEGRAL VIA TRANSFERÊNCIA BANCÁRIA.</text:span></text:p>
          </table:table-cell>
        </table:table-row>
        <table:table-row>
          <table:table-cell table:style-name="Tabela11.A1" office:value-type="string">
            <text:p text:style-name="P49">Pagamento parcial</text:p>
          </table:table-cell>
          <table:table-cell table:style-name="Tabela11.A1" office:value-type="string">
            <text:p text:style-name="P49"><text:span text:style-name="Source_20_Text">PAGO R$ 300,00 DA FATURA TOTAL DE R$ 500,00.</text:span></text:p>
          </table:table-cell>
        </table:table-row>
        <table:table-row>
          <table:table-cell table:style-name="Tabela11.A1" office:value-type="string">
            <text:p text:style-name="P49">Desconto negociado com fornecedor</text:p>
          </table:table-cell>
          <table:table-cell table:style-name="Tabela11.A1" office:value-type="string">
            <text:p text:style-name="P49"><text:span text:style-name="Source_20_Text">FORNECEDOR CONCEDEU 10% DE DESCONTO POR PAGAMENTO ADIANTADO.</text:span></text:p>
          </table:table-cell>
        </table:table-row>
        <table:table-row>
          <table:table-cell table:style-name="Tabela11.A1" office:value-type="string">
            <text:p text:style-name="P49">Juros por atraso</text:p>
          </table:table-cell>
          <table:table-cell table:style-name="Tabela11.A1" office:value-type="string">
            <text:p text:style-name="P49"><text:span text:style-name="Source_20_Text">PAGAMENTO COM ACRÉSCIMO DE R$ 15,00 POR ATRASO.</text:span></text:p>
          </table:table-cell>
        </table:table-row>
        <table:table-row>
          <table:table-cell table:style-name="Tabela11.A1" office:value-type="string">
            <text:p text:style-name="P49">Pagamento por PIX</text:p>
          </table:table-cell>
          <table:table-cell table:style-name="Tabela11.A1" office:value-type="string">
            <text:p text:style-name="P49"><text:span text:style-name="Source_20_Text">PIX ENVIADO PARA FORNECEDOR XYZ ÀS 10H12.</text:span></text:p>
          </table:table-cell>
        </table:table-row>
        <table:table-row>
          <table:table-cell table:style-name="Tabela11.A1" office:value-type="string">
            <text:p text:style-name="P49">Despesa paga com troco de venda</text:p>
          </table:table-cell>
          <table:table-cell table:style-name="Tabela11.A1" office:value-type="string">
            <text:p text:style-name="P49"><text:span text:style-name="Source_20_Text">PAGO COM VALOR ARRECADADO DA VENDA #9987.</text:span></text:p>
          </table:table-cell>
        </table:table-row>
        <table:table-row>
          <table:table-cell table:style-name="Tabela11.A1" office:value-type="string">
            <text:p text:style-name="P49">Pagamento agendado</text:p>
          </table:table-cell>
          <table:table-cell table:style-name="Tabela11.A1" office:value-type="string">
            <text:p text:style-name="P49"><text:span text:style-name="Source_20_Text">TRANSFERÊNCIA PROGRAMADA PARA 05/09.</text:span></text:p>
          </table:table-cell>
        </table:table-row>
        <table:table-row>
          <table:table-cell table:style-name="Tabela11.A1" office:value-type="string">
            <text:p text:style-name="P49">Reembolso de cliente</text:p>
          </table:table-cell>
          <table:table-cell table:style-name="Tabela11.A1" office:value-type="string">
            <text:p text:style-name="P49"><text:span text:style-name="Source_20_Text">DEVOLUÇÃO VIA PIX REFERENTE À COMPRA #123.</text:span></text:p>
          </table:table-cell>
        </table:table-row>
        <table:table-row>
          <table:table-cell table:style-name="Tabela11.A1" office:value-type="string">
            <text:p text:style-name="P49">Pagamento parcelado</text:p>
          </table:table-cell>
          <table:table-cell table:style-name="Tabela11.A1" office:value-type="string">
            <text:p text:style-name="P49"><text:span text:style-name="Source_20_Text">1ª PARCELA DE 3 - R$ 200,00.</text:span></text:p>
          </table:table-cell>
        </table:table-row>
        <table:table-row>
          <table:table-cell table:style-name="Tabela11.A1" office:value-type="string">
            <text:p text:style-name="P49">Baixa manual</text:p>
          </table:table-cell>
          <table:table-cell table:style-name="Tabela11.A1" office:value-type="string">
            <text:p text:style-name="P49"><text:span text:style-name="Source_20_Text">PAGAMENTO REGISTRADO MANUALMENTE PELO USUÁRIO ADMIN.</text:span></text:p>
          </table:table-cell>
        </table:table-row>
      </table:table>
      <text:p text:style-name="P50"><text:span text:style-name="Strong_20_Emphasis"><text:span text:style-name="T54"/></text:span></text:p>
      <text:h text:style-name="P47"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8">Conceito</text:p>
            </table:table-cell>
            <table:table-cell table:style-name="Tabela2.A1" office:value-type="string">
              <text:p text:style-name="P48">Função</text:p>
            </table:table-cell>
            <table:table-cell table:style-name="Tabela2.A1" office:value-type="string">
              <text:p text:style-name="P48">Depende de</text:p>
            </table:table-cell>
          </table:table-row>
        </table:table-header-rows>
        <table:table-row>
          <table:table-cell table:style-name="Tabela2.A1" office:value-type="string">
            <text:p text:style-name="P49"><text:span text:style-name="Source_20_Text"><text:span text:style-name="T53">creditos_receber</text:span></text:span></text:p>
          </table:table-cell>
          <table:table-cell table:style-name="Tabela2.A1" office:value-type="string">
            <text:p text:style-name="P49">Registrar o <text:span text:style-name="Strong_20_Emphasis">que deve ser recebido</text:span></text:p>
          </table:table-cell>
          <table:table-cell table:style-name="Tabela2.A1" office:value-type="string">
            <text:p text:style-name="P49">venda / cliente</text:p>
          </table:table-cell>
        </table:table-row>
        <table:table-row>
          <table:table-cell table:style-name="Tabela2.A1" office:value-type="string">
            <text:p text:style-name="P49"><text:span text:style-name="Source_20_Text">recebimento</text:span><text:span text:style-name="Source_20_Text"><text:span text:style-name="T53">s</text:span></text:span></text:p>
          </table:table-cell>
          <table:table-cell table:style-name="Tabela2.A1" office:value-type="string">
            <text:p text:style-name="P49">Registrar o <text:span text:style-name="Strong_20_Emphasis">que foi de fato recebido</text:span></text:p>
          </table:table-cell>
          <table:table-cell table:style-name="Tabela2.A1" office:value-type="string">
            <text:p text:style-name="P49"><text:span text:style-name="Source_20_Text"><text:span text:style-name="T53">creditos_receber</text:span></text:span></text:p>
          </table:table-cell>
        </table:table-row>
        <table:table-row>
          <table:table-cell table:style-name="Tabela2.A1" office:value-type="string">
            <text:p text:style-name="P49"><text:span text:style-name="Source_20_Text"><text:span text:style-name="T53">Obrigacoes_<text:line-break/>financeiras</text:span></text:span></text:p>
          </table:table-cell>
          <table:table-cell table:style-name="Tabela2.A1" office:value-type="string">
            <text:p text:style-name="P49">Registrar o <text:span text:style-name="Strong_20_Emphasis">que deve ser pago</text:span></text:p>
          </table:table-cell>
          <table:table-cell table:style-name="Tabela2.A1" office:value-type="string">
            <text:p text:style-name="P49">compra / despesa</text:p>
          </table:table-cell>
        </table:table-row>
        <table:table-row>
          <table:table-cell table:style-name="Tabela2.A1" office:value-type="string">
            <text:p text:style-name="P49"><text:span text:style-name="Source_20_Text">pagamento</text:span><text:span text:style-name="Source_20_Text"><text:span text:style-name="T53">s</text:span></text:span></text:p>
          </table:table-cell>
          <table:table-cell table:style-name="Tabela2.A1" office:value-type="string">
            <text:p text:style-name="P49">Registrar o <text:span text:style-name="Strong_20_Emphasis">que foi de fato pago</text:span></text:p>
          </table:table-cell>
          <table:table-cell table:style-name="Tabela2.A1" office:value-type="string">
            <text:p text:style-name="P49"><text:span text:style-name="Source_20_Text"><text:span text:style-name="T53">Obrigacoes_<text:line-break/>financeiras</text:span></text:span></text:p>
          </table:table-cell>
        </table:table-row>
      </table:table>
      <text:h text:style-name="P51" text:outline-level="4"><text:soft-page-break/><text:span text:style-name="Strong_20_Emphasis"><text:span text:style-name="T55">Nota: </text:span></text:span><text:span text:style-name="Strong_20_Emphasis"><text:span text:style-name="T37">Fatura</text:span></text:span><text:span text:style-name="T37"> (opcional, </text:span><text:span text:style-name="T56">talvez no futuro</text:span><text:span text:style-name="T37">): Em vez de gerar uma cobrança individual para cada venda, o sistema </text:span><text:span text:style-name="Strong_20_Emphasis"><text:span text:style-name="T37">agruparia todas as compras feitas por um cliente dentro de um período (geralmente um mês)</text:span></text:span><text:span text:style-name="T37"> em uma </text:span><text:span text:style-name="Strong_20_Emphasis"><text:span text:style-name="T37">única fatura</text:span></text:span><text:span text:style-name="T37">. Representa um </text:span><text:span text:style-name="Strong_20_Emphasis"><text:span text:style-name="T37">documento fiscal consolidado</text:span></text:span><text:span text:style-name="T37">, podendo agrupar diversas contas ou servir apenas como agrupador lógico. Se no futuro quiser </text:span><text:span text:style-name="Strong_20_Emphasis"><text:span text:style-name="T37">agrupar parcelas por fatura.</text:span></text:span></text:h>
      <text:list text:continue-numbering="true" text:style-name="L2">
        <text:list-item>
          <text:h text:style-name="P46" text:outline-level="3"><text:span text:style-name="Strong_20_Emphasis"><text:s/></text:span><text:span text:style-name="Strong_20_Emphasis"><text:span text:style-name="T51">FORMAS_PAGAMENTO</text:span></text:span><text:span text:style-name="Strong_20_Emphasis"><text:span text:style-name="T40"><text:line-break/></text:span></text:span><text:span text:style-name="Strong_20_Emphasis"><text:span text:style-name="T41">Armazena métodos de liquidação: dinheiro, PIX, crediario, cartão, boleto, doação.</text:span></text:span></text:h>
        </text:list-item>
        <text:list-item>
          <text:h text:style-name="P46" text:outline-level="3"><text:span text:style-name="Strong_20_Emphasis"><text:span text:style-name="T57">S</text:span></text:span><text:span text:style-name="Strong_20_Emphasis"><text:span text:style-name="T54">I</text:span></text:span><text:span text:style-name="Strong_20_Emphasis"><text:span text:style-name="T57">TUACOES_FINANCEIRAS</text:span></text:span><text:span text:style-name="Strong_20_Emphasis"><text:span text:style-name="T54"><text:line-break/>Relacionada com tabelas </text:span></text:span><text:span text:style-name="Strong_20_Emphasis"><text:span text:style-name="T57">creditos_receber</text:span></text:span><text:span text:style-name="Strong_20_Emphasis"><text:span text:style-name="T54"> e </text:span></text:span><text:span text:style-name="Strong_20_Emphasis"><text:span text:style-name="T57">obrigacoes_financeiras. Exemplo de registros: </text:span></text:span><text:span text:style-name="Strong_20_Emphasis"><text:span text:style-name="T54">Aberta, paga, atrasada, </text:span></text:span><text:span text:style-name="Strong_20_Emphasis"><text:span text:style-name="T20">antecipada</text:span></text:span><text:span text:style-name="Strong_20_Emphasis"><text:span text:style-name="T54">.</text:span></text:span></text:h>
        </text:list-item>
        <text:list-item>
          <text:h text:style-name="P46" text:outline-level="3"><text:span text:style-name="T58">NATUREZAS_FINANCEIRAS</text:span><text:span text:style-name="T59"><text:line-break/></text:span><text:span text:style-name="T54">Receita, despesa, estorno, transferencia, investimento, </text:span><text:span text:style-name="T20">empréstimo.</text:span></text:h>
        </text:list-item>
        <text:list-item>
          <text:h text:style-name="P46"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3">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0">Sistema</text:span></text:span></text:h>
      <text:list text:continue-numbering="true" text:style-name="L2">
        <text:list-item>
          <text:h text:style-name="P46" text:outline-level="3"><text:span text:style-name="Strong_20_Emphasis"><text:span text:style-name="T61">LOGS<text:line-break/></text:span></text:span><text:span text:style-name="Strong_20_Emphasis"><text:span text:style-name="T62">Registra cada ação no sistema e permite</text:span></text:span><text:span text:style-name="Strong_20_Emphasis"><text:span text:style-name="T63"> sistema, </text:span></text:span><text:span text:style-name="Strong_20_Emphasis"><text:span text:style-name="T62">guardando logs dos </text:span></text:span><text:span text:style-name="Strong_20_Emphasis"><text:span text:style-name="T63">eventos importantes do sistema, como: login, logout, alterações de dados, erros e acessos.</text:span></text:span></text:h>
        </text:list-item>
        <text:list-item>
          <text:h text:style-name="P46" text:outline-level="3"><text:span text:style-name="Strong_20_Emphasis"><text:span text:style-name="T22">CONFIGURACOES</text:span></text:span><text:span text:style-name="Strong_20_Emphasis"><text:span text:style-name="T64"><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65">c</text:span></text:span><text:span text:style-name="Strong_20_Emphasis"><text:span text:style-name="T17">omo, por exemplo, </text:span></text:span><text:span text:style-name="Strong_20_Emphasis"><text:span text:style-name="T66">d</text:span></text:span><text:span text:style-name="Strong_20_Emphasis"><text:span text:style-name="T17">ados da empresa </text:span></text:span><text:span text:style-name="Strong_20_Emphasis"><text:span text:style-name="T66">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2" text:outline-level="3">Acesso</text:h>
      <text:list text:continue-numbering="true" text:style-name="L2">
        <text:list-item>
          <text:h text:style-name="P46"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63">Contém dados de autenticação e identificação. </text:span></text:span><text:span text:style-name="T5">Pode</text:span><text:span text:style-name="T65">m</text:span><text:span text:style-name="T5"> ter papéis distintos </text:span><text:span text:style-name="T65">com vários níveis de acesso e privilégios</text:span><text:span text:style-name="T5"> (ex: vendedor, administrador, financeiro </text:span><text:span text:style-name="T20">etc</text:span><text:span text:style-name="T5">).</text:span></text:h>
        </text:list-item>
        <text:list-item>
          <text:h text:style-name="P52" text:outline-level="3"><text:span text:style-name="Strong_20_Emphasis"><text:span text:style-name="T22">USUARIOS_PERFIS</text:span></text:span><text:span text:style-name="Strong_20_Emphasis"><text:span text:style-name="T67"><text:line-break/></text:span></text:span><text:span text:style-name="Strong_20_Emphasis"><text:span text:style-name="T63">Relaciona usuários aos perfis atribuídos. Permite múltiplos perfis por usuário. </text:span></text:span><text:span text:style-name="Strong_20_Emphasis"><text:span text:style-name="T68">Exemplo: </text:span></text:span><text:span text:style-name="Strong_20_Emphasis"><text:span text:style-name="T54">Vendedor, administrador, Financeiro</text:span></text:span></text:h>
        </text:list-item>
        <text:list-item>
          <text:h text:style-name="P52" text:outline-level="3"><text:span text:style-name="Strong_20_Emphasis"><text:span text:style-name="T61">PERFIS<text:line-break/></text:span></text:span><text:span text:style-name="Strong_20_Emphasis"><text:span text:style-name="T63">Define os papéis / níveis de acesso. Ex: </text:span></text:span><text:span text:style-name="Strong_20_Emphasis"><text:span text:style-name="T69">Vendedor, administrador, Financeiro</text:span></text:span><text:span text:style-name="Strong_20_Emphasis"><text:span text:style-name="T63">.</text:span></text:span></text:h>
        </text:list-item>
        <text:list-item>
          <text:h text:style-name="P46" text:outline-level="3"><text:span text:style-name="Strong_20_Emphasis"><text:span text:style-name="T61">PERMISSOES<text:line-break/></text:span></text:span><text:span text:style-name="Strong_20_Emphasis"><text:span text:style-name="T70">Relaciona cada aplicação a algum perfil</text:span></text:span><text:span text:style-name="Strong_20_Emphasis"><text:span text:style-name="T29">, </text:span></text:span><text:span text:style-name="Strong_20_Emphasis"><text:span text:style-name="T70">define</text:span></text:span><text:span text:style-name="Strong_20_Emphasis"><text:span text:style-name="T63"> funcionalidade</text:span></text:span><text:span text:style-name="Strong_20_Emphasis"><text:span text:style-name="T29">s </text:span></text:span><text:span text:style-name="Strong_20_Emphasis"><text:span text:style-name="T70">que cada aplicação possa ter privilégio, como: acessar, inserir, atualizar, excluir, exportar, imprimir.</text:span></text:span></text:h>
        </text:list-item>
        <text:list-item>
          <text:h text:style-name="P46" text:outline-level="3"><text:span text:style-name="Strong_20_Emphasis"><text:span text:style-name="T61">APLICACOES<text:line-break/></text:span></text:span><text:span text:style-name="Strong_20_Emphasis"><text:span text:style-name="T63">Cadastro das aplicações, funcionalidades ou telas do sistema que podem ter controle de acesso.</text:span></text:span></text:h>
        </text:list-item>
        <text:list-item>
          <text:h text:style-name="P46" text:outline-level="3"><text:span text:style-name="Strong_20_Emphasis"><text:span text:style-name="T61">APLICACOES</text:span></text:span><text:span text:style-name="Strong_20_Emphasis"><text:span text:style-name="T71">_MODULOS</text:span></text:span><text:span text:style-name="Strong_20_Emphasis"><text:span text:style-name="T61"><text:line-break/></text:span></text:span><text:span text:style-name="Strong_20_Emphasis"><text:span text:style-name="T70">Relaciona cada aplicação a algum módulo</text:span></text:span><text:span text:style-name="Strong_20_Emphasis"><text:span text:style-name="T29"> para formar conjuntos de aplicações.</text:span></text:span></text:h>
        </text:list-item>
        <text:list-item>
          <text:h text:style-name="P52" text:outline-level="3"><text:span text:style-name="Strong_20_Emphasis"><text:span text:style-name="T72">MOD</text:span></text:span><text:span text:style-name="Strong_20_Emphasis"><text:span text:style-name="T73">ULOS</text:span></text:span><text:span text:style-name="Strong_20_Emphasis"><text:span text:style-name="T63"><text:line-break/></text:span></text:span><text:span text:style-name="Strong_20_Emphasis"><text:span text:style-name="T70">Cadastro de módulos para formar conjuntos de aplicações que se diferenciam pelo seu escopo no sistema.</text:span></text:span></text:h>
        </text:list-item>
      </text:list>
      <text:h text:style-name="P53" text:outline-level="3"><text:span text:style-name="Strong_20_Emphasis"><text:span text:style-name="T74">Autenticação</text:span></text:span></text:h>
      <text:list text:continue-numbering="true" text:style-name="L2">
        <text:list-item>
          <text:h text:style-name="P52" text:outline-level="3"><text:span text:style-name="Strong_20_Emphasis"><text:span text:style-name="T4">U</text:span></text:span><text:span text:style-name="Strong_20_Emphasis"><text:span text:style-name="T75">SUARIOS_SESSOES<text:line-break/></text:span></text:span><text:span text:style-name="Strong_20_Emphasis"><text:span text:style-name="T62">Útil para </text:span></text:span><text:span text:style-name="Strong_20_Emphasis"><text:span text:style-name="T29">auditar acessos, </text:span></text:span><text:span text:style-name="Strong_20_Emphasis"><text:span text:style-name="T62">r</text:span></text:span><text:span text:style-name="Strong_20_Emphasis"><text:span text:style-name="T29">astre</text:span></text:span><text:span text:style-name="Strong_20_Emphasis"><text:span text:style-name="T62">ia</text:span></text:span><text:span text:style-name="Strong_20_Emphasis"><text:span text:style-name="T29"> sessões ativas, controla e limita logins simultâneos, </text:span></text:span><text:span text:style-name="Strong_20_Emphasis"><text:span text:style-name="T62">permite</text:span></text:span><text:span text:style-name="Strong_20_Emphasis"><text:span text:style-name="T29"> logout forçado </text:span></text:span><text:span text:style-name="Strong_20_Emphasis"><text:span text:style-name="T62">remotamente.</text:span></text:span></text:h>
        </text:list-item>
        <text:list-item>
          <text:h text:style-name="P52" text:outline-level="3"><text:span text:style-name="Strong_20_Emphasis"><text:span text:style-name="T34">USUARIOS_TENTATIVAS_LOGIN</text:span></text:span><text:span text:style-name="Strong_20_Emphasis"><text:span text:style-name="T5"> <text:line-break/></text:span></text:span><text:span text:style-name="Strong_20_Emphasis"><text:span text:style-name="T76">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48">o de contas após múltiplas falhas.</text:span></text:span></text:h>
        </text:list-item>
      </text:list>
      <text:h text:style-name="P22" text:outline-level="3"><text:soft-page-break/><text:span text:style-name="Strong_20_Emphasis"><text:span text:style-name="T50">Cenário em que a procedure <text:line-break/>SP_VERIFICA_BLOQUEIO_TENTATIVAS é chamada:</text:span></text:span></text:h>
      <text:h text:style-name="P54" text:outline-level="3"><text:span text:style-name="Strong_20_Emphasis"><text:span text:style-name="T48">Se o login falhar e o usuário existir, </text:span></text:span><text:span text:style-name="Strong_20_Emphasis"><text:span text:style-name="T77">então a</text:span></text:span><text:span text:style-name="Strong_20_Emphasis"><text:span text:style-name="T48"> procedure verifica se há 5 ou mais falhas nas últimas 15min; </text:span></text:span><text:span text:style-name="Strong_20_Emphasis"><text:span text:style-name="T77">s</text:span></text:span><text:span text:style-name="Strong_20_Emphasis"><text:span text:style-name="T48">e sim, o usuário é bloqueado automaticamente com origem "Tentativas Falhas"</text:span></text:span></text:h>
      <text:list text:continue-numbering="true" text:style-name="L2">
        <text:list-item>
          <text:h text:style-name="P52" text:outline-level="3"><text:span text:style-name="Strong_20_Emphasis"><text:span text:style-name="T67">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78">DATA_EXPIRACAO</text:span></text:span></text:span><text:span text:style-name="Strong_20_Emphasis"><text:span text:style-name="T29">. </text:span></text:span><text:span text:style-name="T5">Permite auditoria de quem bloqueou e </text:span><text:span text:style-name="T79">motivo</text:span><text:span text:style-name="T5">.</text:span></text:h>
        </text:list-item>
        <text:list-item>
          <text:h text:style-name="P52"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80">e sua</text:span></text:span><text:span text:style-name="Strong_20_Emphasis"><text:span text:style-name="T5"> validade, </text:span></text:span><text:span text:style-name="Strong_20_Emphasis"><text:span text:style-name="T79">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55"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56">tem muitos</text:p>
          </table:table-cell>
          <table:table-cell table:style-name="Tabela1.A1" office:value-type="string">
            <text:p text:style-name="P57">Perfil</text:p>
          </table:table-cell>
          <table:table-cell table:style-name="Tabela1.A1" office:value-type="string">
            <text:p text:style-name="P58">Vendedor, <text:span text:style-name="T81">Admin, Financeiro</text:span></text:p>
          </table:table-cell>
        </table:table-row>
      </table:table>
      <text:p text:style-name="Horizontal_20_Line"/>
      <text:h text:style-name="P59" text:outline-level="1"><text:span text:style-name="Strong_20_Emphasis"/></text:h>
      <text:h text:style-name="P60" text:outline-level="1"><text:span text:style-name="Strong_20_Emphasis">Features</text:span></text:h>
      <text:p text:style-name="P61">Gera<text:span text:style-name="T82">r</text:span> relatórios como:</text:p>
      <text:list text:style-name="L6">
        <text:list-item>
          <text:p text:style-name="P62">“Pré-vendas pendentes de devolução há mais de 3 dias”</text:p>
        </text:list-item>
        <text:list-item>
          <text:p text:style-name="P62">“Tempo médio entre retirada e devolução”</text:p>
        </text:list-item>
        <text:list-item>
          <text:p text:style-name="P62">“Percentual de pré-vendas que viraram vendas”</text:p>
        </text:list-item>
        <text:list-item>
          <text:p text:style-name="P63"><text:span text:style-name="Emphasis"><text:span text:style-name="T83">Total vendido</text:span></text:span><text:span text:style-name="T83">, </text:span><text:span text:style-name="Emphasis"><text:span text:style-name="T83">inadimplência</text:span></text:span><text:span text:style-name="T83">, </text:span><text:span text:style-name="Emphasis"><text:span text:style-name="T83">parcelas em aberto</text:span></text:span><text:span text:style-name="T83">, </text:span><text:span text:style-name="Emphasis"><text:span text:style-name="T83">faturamento diário/mensal</text:span></text:span><text:span text:style-name="T83"> </text:span></text:p>
        </text:list-item>
        <text:list-item>
          <text:p text:style-name="P63"><text:span text:style-name="Strong_20_Emphasis"><text:span text:style-name="T84">Relatórios futuros</text:span></text:span><text:span text:style-name="T84">: id</text:span><text:span text:style-name="T83">entificar clientes que frequentemente reservam e não compram, por exemplo. </text:span></text:p>
        </text:list-item>
      </text:list>
      <text:p text:style-name="P64"/>
      <text:h text:style-name="P65" text:outline-level="1">Simulação de Cenários</text:h>
      <text:p text:style-name="P66"><text:span text:style-name="T85">Simular um flu</text:span><text:span text:style-name="T37">xo </text:span><text:span text:style-name="Strong_20_Emphasis"><text:span text:style-name="T37">completo de venda a prazo</text:span></text:span><text:span text:style-name="T37">, env</text:span><text:span text:style-name="T85">olvendo:</text:span></text:p>
      <text:list text:style-name="L7">
        <text:list-item>
          <text:p text:style-name="P67"><text:span text:style-name="T85">Cadastro de um </text:span><text:span text:style-name="Strong_20_Emphasis"><text:span text:style-name="T85">cliente</text:span></text:span><text:span text:style-name="T85">.</text:span></text:p>
        </text:list-item>
        <text:list-item>
          <text:p text:style-name="P67"><text:span text:style-name="T85">Cadastro de um </text:span><text:span text:style-name="Strong_20_Emphasis"><text:span text:style-name="T85">usuário</text:span></text:span><text:span text:style-name="T85"> com perfil de </text:span><text:span text:style-name="Strong_20_Emphasis"><text:span text:style-name="T85">vendedor</text:span></text:span><text:span text:style-name="T85">.</text:span></text:p>
        </text:list-item>
        <text:list-item>
          <text:p text:style-name="P67"><text:span text:style-name="T85">Realização de uma </text:span><text:span text:style-name="Strong_20_Emphasis"><text:span text:style-name="T85">venda</text:span></text:span><text:span text:style-name="T85"> com produtos.</text:span></text:p>
        </text:list-item>
        <text:list-item>
          <text:p text:style-name="P67"><text:span text:style-name="T85">Geração de </text:span><text:span text:style-name="Strong_20_Emphasis"><text:span text:style-name="T85">contas a receber</text:span></text:span><text:span text:style-name="T85"> associadas à venda.</text:span></text:p>
        </text:list-item>
        <text:list-item>
          <text:p text:style-name="P67"><text:span text:style-name="T85">Definição da </text:span><text:span text:style-name="Strong_20_Emphasis"><text:span text:style-name="T85">forma de pagamento</text:span></text:span><text:span text:style-name="T85"> e da </text:span><text:span text:style-name="Strong_20_Emphasis"><text:span text:style-name="T85">situação financeira</text:span></text:span><text:span text:style-name="T85">.</text:span></text:p>
        </text:list-item>
      </text:list>
      <text:p text:style-name="P68"/>
      <text:p text:style-name="P68"/>
      <text:h text:style-name="P69" text:outline-level="1">Sugestões de melhoria e próximos passos </text:h>
      <text:list xml:id="list3919141941" text:style-name="L8">
        <text:list-item>
          <text:h text:style-name="P70" text:outline-level="2"><text:span text:style-name="Strong_20_Emphasis"><text:span text:style-name="T86">Documentar o dicionário de dados<text:line-break/></text:span></text:span><text:span text:style-name="T87">Após a</text:span><text:span text:style-name="T37"> descrição funcional dos campos, </text:span><text:span text:style-name="T87">g</text:span><text:span text:style-name="T37">erar uma versão formal com: </text:span><text:span text:style-name="T37">Nome da tabela, Nome do campo, </text:span><text:span text:style-name="T37">Tipo e tamanho (ex: </text:span><text:span text:style-name="Source_20_Text"><text:span text:style-name="T37">VARCHAR(100)</text:span></text:span><text:span text:style-name="T37">), </text:span><text:span text:style-name="T87">constraints como </text:span><text:span text:style-name="Source_20_Text"><text:span text:style-name="T37">NOT NULL</text:span></text:span><text:span text:style-name="T37">, </text:span><text:span text:style-name="Source_20_Text"><text:span text:style-name="T37">DEFAULT</text:span></text:span><text:span text:style-name="T37">, etc., </text:span><text:span text:style-name="T37">Descrição técnica. Isso ajuda a automatizar geração de scripts, ORMs, e documentação técnica no futuro.</text:span></text:h>
        </text:list-item>
        <text:list-item>
          <text:h text:style-name="P70" text:outline-level="2"><text:span text:style-name="Strong_20_Emphasis"><text:span text:style-name="T86">Pensar no versionamento e deploy<text:line-break/></text:span></text:span><text:span text:style-name="Strong_20_Emphasis"><text:span text:style-name="T87">Co</text:span></text:span><text:span text:style-name="Strong_20_Emphasis"><text:span text:style-name="T37">mo o projeto é SaaS:</text:span></text:span></text:h>
        </text:list-item>
      </text:list>
      <text:list text:style-name="L9">
        <text:list-item>
          <text:p text:style-name="P71"><text:span text:style-name="Strong_20_Emphasis"><text:span text:style-name="T88">Cri</text:span></text:span><text:span text:style-name="Strong_20_Emphasis"><text:span text:style-name="T89">ar</text:span></text:span><text:span text:style-name="Strong_20_Emphasis"><text:span text:style-name="T88"> um script SQL incremental de criação e atualização de estrutura</text:span></text:span></text:p>
        </text:list-item>
        <text:list-item>
          <text:p text:style-name="P71"><text:span text:style-name="T37">Us</text:span><text:span text:style-name="T87">ar</text:span><text:span text:style-name="T37"> </text:span><text:span text:style-name="Strong_20_Emphasis"><text:span text:style-name="T37">Git</text:span></text:span><text:span text:style-name="T37"> para versionar código + estrutura (DDL)</text:span></text:p>
        </text:list-item>
        <text:list-item>
          <text:p text:style-name="P71"><text:span text:style-name="Strong_20_Emphasis"><text:span text:style-name="T37">Avali</text:span></text:span><text:span text:style-name="Strong_20_Emphasis"><text:span text:style-name="T87">ar</text:span></text:span><text:span text:style-name="Strong_20_Emphasis"><text:span text:style-name="T37"> o uso de migrations no PHP (ex: </text:span></text:span><text:a xlink:type="simple" xlink:href="https://phinx.org/" text:style-name="Internet_20_link" text:visited-style-name="Visited_20_Internet_20_Link"><text:span text:style-name="Strong_20_Emphasis"><text:span text:style-name="T37">Phinx</text:span></text:span></text:a><text:span text:style-name="Strong_20_Emphasis"><text:span text:style-name="T37"> ou Laravel Migrations mesmo em projeto fora do Laravel)</text:span></text:span></text:p>
        </text:list-item>
      </text:list>
      <text:list text:continue-list="list3919141941" text:style-name="L8">
        <text:list-item>
          <text:h text:style-name="P70" text:outline-level="2"><text:span text:style-name="Strong_20_Emphasis">Relacionamento com arquivos (imagens, etiquetas)<text:line-break/></text:span><text:span text:style-name="Strong_20_Emphasis"><text:span text:style-name="T87">Considerando</text:span></text:span><text:span text:style-name="Strong_20_Emphasis"><text:span text:style-name="T37"> etiquetas e código de barras, pode valer adicionar </text:span></text:span><text:span text:style-name="Strong_20_Emphasis"><text:span text:style-name="T87">tabela de imagens de prod</text:span></text:span><text:span text:style-name="Strong_20_Emphasis"><text:span text:style-name="T90">utos e controle de etiquetas (com histórico de impressão se desejar rastrear).</text:span></text:span></text:h>
        </text:list-item>
        <text:list-item>
          <text:h text:style-name="P70" text:outline-level="2"><text:span text:style-name="Strong_20_Emphasis"><text:span text:style-name="T91">I</text:span></text:span><text:span text:style-name="Strong_20_Emphasis">ntegrações futuras<text:line-break/></text:span><text:span text:style-name="Strong_20_Emphasis"><text:span text:style-name="T92">Implementar:</text:span></text:span></text:h>
        </text:list-item>
      </text:list>
      <text:list text:style-name="L10">
        <text:list-item>
          <text:p text:style-name="P72"><text:span text:style-name="Strong_20_Emphasis"><text:span text:style-name="T37">Envio de mensagens via WhatsApp</text:span></text:span><text:span text:style-name="T37"> (cobrança, confirmação, etc.)</text:span></text:p>
        </text:list-item>
        <text:list-item>
          <text:p text:style-name="P72"><text:span text:style-name="Strong_20_Emphasis"><text:span text:style-name="T37">Gateway de pagamento</text:span></text:span><text:span text:style-name="T37"> (integração com API para PIX, boleto)</text:span></text:p>
        </text:list-item>
        <text:list-item>
          <text:p text:style-name="P72"><text:span text:style-name="Strong_20_Emphasis"><text:span text:style-name="T37">API REST</text:span></text:span><text:span text:style-name="T37"> para acesso externo</text:span></text:p>
        </text:list-item>
        <text:list-item>
          <text:p text:style-name="P72"><text:span text:style-name="Strong_20_Emphasis"><text:span text:style-name="T37">Painel PWA ou mobile no futuro</text:span></text:span></text:p>
        </text:list-item>
      </text:list>
      <text:h text:style-name="P73" text:outline-level="1"/>
      <text:h text:style-name="P74" text:outline-level="1">Infraestrutura recomendada</text:h>
      <text:p text:style-name="Text_20_body"><text:span text:style-name="T93">Considerando que</text:span><text:span text:style-name="T85"> é um projeto pessoal/SaaS MVP </text:span><text:span text:style-name="T93">+</text:span><text:span text:style-name="T85"> uso do </text:span><text:span text:style-name="Strong_20_Emphasis"><text:span text:style-name="T85">Scriptcase + PHP</text:span></text:span><text:span text:style-name="T85">,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75">Item</text:p>
            </table:table-cell>
            <table:table-cell table:style-name="Tabela14.A1" office:value-type="string">
              <text:p text:style-name="P75">Recomendação</text:p>
            </table:table-cell>
          </table:table-row>
        </table:table-header-rows>
        <table:table-row>
          <table:table-cell table:style-name="Tabela14.A1" office:value-type="string">
            <text:p text:style-name="P76">Hospedagem</text:p>
          </table:table-cell>
          <table:table-cell table:style-name="Tabela14.A1" office:value-type="string">
            <text:p text:style-name="P76">VPS com acesso root (mesmo via cPanel) ou servidores como DigitalOcean, HostGator VPS</text:p>
          </table:table-cell>
        </table:table-row>
        <table:table-row>
          <table:table-cell table:style-name="Tabela14.A1" office:value-type="string">
            <text:p text:style-name="P76">Banco de Dados</text:p>
          </table:table-cell>
          <table:table-cell table:style-name="Tabela14.A1" office:value-type="string">
            <text:p text:style-name="Table_20_Contents"><text:span text:style-name="Strong_20_Emphasis"><text:span text:style-name="T85">MySQL/MariaDB</text:span></text:span><text:span text:style-name="T85"> (caso já use no Scriptcase)</text:span></text:p>
          </table:table-cell>
        </table:table-row>
        <table:table-row>
          <table:table-cell table:style-name="Tabela14.A1" office:value-type="string">
            <text:p text:style-name="P76">Backup</text:p>
          </table:table-cell>
          <table:table-cell table:style-name="Tabela14.A1" office:value-type="string">
            <text:p text:style-name="P76">Scripts de backup automatizados com cron</text:p>
          </table:table-cell>
        </table:table-row>
        <table:table-row>
          <table:table-cell table:style-name="Tabela14.A1" office:value-type="string">
            <text:p text:style-name="P76">Deploy</text:p>
          </table:table-cell>
          <table:table-cell table:style-name="Tabela14.A1" office:value-type="string">
            <text:p text:style-name="P76">Manual ou com GIT via cPanel (Git Version Control)</text:p>
          </table:table-cell>
        </table:table-row>
      </table:table>
      <text:p text:style-name="Text_20_body"><text:span text:style-name="T85">Caso queira migrar para algo mais moderno depois, pode considerar </text:span><text:span text:style-name="Strong_20_Emphasis"><text:span text:style-name="T85">Docker</text:span></text:span><text:span text:style-name="T85">, </text:span><text:span text:style-name="Strong_20_Emphasis"><text:span text:style-name="T85">CapRover</text:span></text:span><text:span text:style-name="T85"> ou </text:span><text:span text:style-name="Strong_20_Emphasis"><text:span text:style-name="T85">CloudPanel</text:span></text:span><text:span text:style-name="T85"> para deploy contínuo.</text:span></text:p>
      <text:h text:style-name="P55" text:outline-level="1"><text:span text:style-name="Strong_20_Emphasis"><text:span text:style-name="T86">Checklist de Implantação e <text:line-break/>Publicação de Sistema</text:span></text:span></text:h>
      <text:h text:style-name="Heading_20_3" text:outline-level="3"><text:span text:style-name="Strong_20_Emphasis"><text:span text:style-name="T85">1. Preparação do Ambiente</text:span></text:span></text:h>
      <text:list text:style-name="L11">
        <text:list-item>
          <text:p text:style-name="P77">Escolher serviço de hospedagem compatível com PHP + MySQL/Oracle.</text:p>
        </text:list-item>
        <text:list-item>
          <text:p text:style-name="P77">Registrar domínio (próprio ou fornecido pela hospedagem).</text:p>
        </text:list-item>
        <text:list-item>
          <text:p text:style-name="P77">Configurar DNS do domínio para apontar para o servidor.</text:p>
        </text:list-item>
        <text:list-item>
          <text:p text:style-name="P78"><text:span text:style-name="T85">Criar contas no </text:span><text:span text:style-name="Strong_20_Emphasis"><text:span text:style-name="T85">cPanel</text:span></text:span><text:span text:style-name="T85"> para:</text:span></text:p>
          <text:list>
            <text:list-item>
              <text:p text:style-name="P77">Banco de dados (dev e prod, se necessário).</text:p>
            </text:list-item>
            <text:list-item>
              <text:p text:style-name="P77">Usuários de banco com permissões adequadas.</text:p>
            </text:list-item>
            <text:list-item>
              <text:p text:style-name="P77">Conta FTP dedicada para deploy.</text:p>
            </text:list-item>
            <text:list-item>
              <text:p text:style-name="P77">Certificado SSL (Let’s Encrypt ou outro).</text:p>
            </text:list-item>
          </text:list>
        </text:list-item>
        <text:list-item>
          <text:p text:style-name="P77">Criar estrutura de diretórios para separar arquivos do sistema e arquivos públicos.</text:p>
        </text:list-item>
      </text:list>
      <text:p text:style-name="P79"/>
      <text:h text:style-name="Heading_20_3" text:outline-level="3"><text:span text:style-name="Strong_20_Emphasis"><text:span text:style-name="T85">2. Banco de Dados</text:span></text:span></text:h>
      <text:list text:style-name="L12">
        <text:list-item>
          <text:p text:style-name="P80"><text:span text:style-name="T85">Criar banco </text:span><text:span text:style-name="Source_20_Text"><text:span text:style-name="T85">dev</text:span></text:span><text:span text:style-name="T85"> (teste) e </text:span><text:span text:style-name="Source_20_Text"><text:span text:style-name="T85">prod</text:span></text:span><text:span text:style-name="T85"> (produção).</text:span></text:p>
        </text:list-item>
        <text:list-item>
          <text:p text:style-name="P80"><text:span text:style-name="T85">Criar usuários e definir permissões </text:span><text:span text:style-name="Strong_20_Emphasis"><text:span text:style-name="T85">mínimas necessárias</text:span></text:span><text:span text:style-name="T85"> para cada banco.</text:span></text:p>
        </text:list-item>
        <text:list-item>
          <text:p text:style-name="P81">Importar estrutura inicial de tabelas e dados de configuração.</text:p>
        </text:list-item>
        <text:list-item>
          <text:p text:style-name="P81"><text:soft-page-break/>Testar conexão via <text:span text:style-name="T94">Dbeaver</text:span> com as credenciais criadas.</text:p>
        </text:list-item>
        <text:list-item>
          <text:p text:style-name="P80"><text:span text:style-name="T85">Criar rotinas de </text:span><text:span text:style-name="Strong_20_Emphasis"><text:span text:style-name="T85">backup automático</text:span></text:span><text:span text:style-name="T85"> no cPanel (diário/semanal).</text:span></text:p>
        </text:list-item>
      </text:list>
      <text:p text:style-name="P79"/>
      <text:h text:style-name="Heading_20_3" text:outline-level="3"><text:span text:style-name="Strong_20_Emphasis"><text:span text:style-name="T85">3. Publicação da Aplicação</text:span></text:span></text:h>
      <text:list text:style-name="L13">
        <text:list-item>
          <text:p text:style-name="P82"><text:span text:style-name="T85">Gerar versão de </text:span><text:span text:style-name="Strong_20_Emphasis"><text:span text:style-name="T85">produção</text:span></text:span><text:span text:style-name="T85"> no Scriptcase.</text:span></text:p>
        </text:list-item>
        <text:list-item>
          <text:p text:style-name="P83">Transferir via FTP/SFTP:</text:p>
          <text:list>
            <text:list-item>
              <text:p text:style-name="P82"><text:span text:style-name="T85">Pasta principal do sistema (ex.: </text:span><text:span text:style-name="Source_20_Text"><text:span text:style-name="T85">/MENU/</text:span></text:span><text:span text:style-name="T85">).</text:span></text:p>
            </text:list-item>
            <text:list-item>
              <text:p text:style-name="P82"><text:span text:style-name="T85">Pasta </text:span><text:span text:style-name="Source_20_Text"><text:span text:style-name="T85">_lib</text:span></text:span><text:span text:style-name="T85"> (bibliotecas e configurações).</text:span></text:p>
            </text:list-item>
          </text:list>
        </text:list-item>
        <text:list-item>
          <text:p text:style-name="P82"><text:span text:style-name="T85">Configurar conexão de produção via </text:span><text:span text:style-name="Source_20_Text"><text:span text:style-name="T85">prod.php</text:span></text:span><text:span text:style-name="T85"> do Scriptcase.</text:span></text:p>
        </text:list-item>
        <text:list-item>
          <text:p text:style-name="P83">Testar todas as aplicações publicadas (URLs diretas e pelo menu).</text:p>
        </text:list-item>
      </text:list>
      <text:p text:style-name="P79"/>
      <text:h text:style-name="Heading_20_3" text:outline-level="3"><text:span text:style-name="Strong_20_Emphasis"><text:span text:style-name="T85">4. Segurança</text:span></text:span></text:h>
      <text:list text:style-name="L14">
        <text:list-item>
          <text:p text:style-name="P84"><text:span text:style-name="T85">Ativar </text:span><text:span text:style-name="Strong_20_Emphasis"><text:span text:style-name="T85">HTTPS obrigatório</text:span></text:span><text:span text:style-name="T85"> (via cPanel ou </text:span><text:span text:style-name="Source_20_Text"><text:span text:style-name="T85">.htaccess</text:span></text:span><text:span text:style-name="T85">).</text:span></text:p>
        </text:list-item>
        <text:list-item>
          <text:p text:style-name="P84"><text:span text:style-name="T85">Restringir permissões de pastas sensíveis (</text:span><text:span text:style-name="Source_20_Text"><text:span text:style-name="T85">/conf</text:span></text:span><text:span text:style-name="T85">, </text:span><text:span text:style-name="Source_20_Text"><text:span text:style-name="T85">/tmp</text:span></text:span><text:span text:style-name="T85">, etc.).</text:span></text:p>
        </text:list-item>
        <text:list-item>
          <text:p text:style-name="P84"><text:span text:style-name="T85">Desativar exibição de erros em produção (</text:span><text:span text:style-name="Source_20_Text"><text:span text:style-name="T85">display_errors = Off</text:span></text:span><text:span text:style-name="T85">).</text:span></text:p>
        </text:list-item>
        <text:list-item>
          <text:p text:style-name="P84"><text:span text:style-name="T85">Usar logs para armazenar erros (</text:span><text:span text:style-name="Source_20_Text"><text:span text:style-name="T85">error_log</text:span></text:span><text:span text:style-name="T85"> configurado).</text:span></text:p>
        </text:list-item>
        <text:list-item>
          <text:p text:style-name="P85">Configurar perfis e permissões de usuários no Scriptcase.</text:p>
        </text:list-item>
        <text:list-item>
          <text:p text:style-name="P85">Revisar senhas e trocar as padrão.</text:p>
        </text:list-item>
      </text:list>
      <text:p text:style-name="P79"/>
      <text:h text:style-name="Heading_20_3" text:outline-level="3"><text:span text:style-name="Strong_20_Emphasis"><text:span text:style-name="T85">5. Monitoramento</text:span></text:span></text:h>
      <text:list text:style-name="L15">
        <text:list-item>
          <text:p text:style-name="P86">Ativar módulo de logs do Scriptcase.</text:p>
        </text:list-item>
        <text:list-item>
          <text:p text:style-name="P86">Criar dashboard no cPanel para:</text:p>
          <text:list>
            <text:list-item>
              <text:p text:style-name="P86">CPU, memória e I/O.</text:p>
            </text:list-item>
            <text:list-item>
              <text:p text:style-name="P86">Uso de espaço em disco.</text:p>
            </text:list-item>
          </text:list>
        </text:list-item>
        <text:list-item>
          <text:p text:style-name="P86">Configurar envio de erros críticos por e-mail.</text:p>
        </text:list-item>
        <text:list-item>
          <text:p text:style-name="P86">Acompanhar estatísticas de acesso (Google Analytics, Matomo, etc.).</text:p>
        </text:list-item>
      </text:list>
      <text:p text:style-name="P79"/>
      <text:h text:style-name="Heading_20_3" text:outline-level="3"><text:soft-page-break/><text:span text:style-name="Strong_20_Emphasis"><text:span text:style-name="T85">6. Testes em Produção</text:span></text:span></text:h>
      <text:list text:style-name="L16">
        <text:list-item>
          <text:p text:style-name="P87"><text:span text:style-name="T85">Testar fluxo de </text:span><text:span text:style-name="Strong_20_Emphasis"><text:span text:style-name="T85">login</text:span></text:span><text:span text:style-name="T85"> com diferentes perfis.</text:span></text:p>
        </text:list-item>
        <text:list-item>
          <text:p text:style-name="P88">Testar operações críticas (venda, pagamento, cadastro).</text:p>
        </text:list-item>
        <text:list-item>
          <text:p text:style-name="P88">Testar responsividade (PC, tablet, celular).</text:p>
        </text:list-item>
        <text:list-item>
          <text:p text:style-name="P88">Testar tempo de carregamento das páginas.</text:p>
        </text:list-item>
        <text:list-item>
          <text:p text:style-name="P88">Simular falhas (ex.: conexão com banco interrompida) e observar tratamento de erros.</text:p>
        </text:list-item>
      </text:list>
      <text:p text:style-name="P79"/>
      <text:h text:style-name="Heading_20_3" text:outline-level="3"><text:span text:style-name="Strong_20_Emphasis"><text:span text:style-name="T85">7. Pós-Implantação</text:span></text:span></text:h>
      <text:list text:style-name="L17">
        <text:list-item>
          <text:p text:style-name="P89">Documentar o processo de deploy para reutilizar.</text:p>
        </text:list-item>
        <text:list-item>
          <text:p text:style-name="P89">Manter changelog das alterações no sistema.</text:p>
        </text:list-item>
        <text:list-item>
          <text:p text:style-name="P89">Programar revisões de segurança trimestrais.</text:p>
        </text:list-item>
        <text:list-item>
          <text:p text:style-name="P89">Criar rotina de atualização (deploy sem indisponibilidade).</text:p>
        </text:list-item>
      </text:list>
      <text:p text:style-name="P90"/>
      <text:h text:style-name="P55" text:outline-level="1"><text:span text:style-name="Strong_20_Emphasis">Fluxo de Login</text:span></text:h>
      <text:list text:style-name="L18">
        <text:list-item>
          <text:p text:style-name="P91"><text:span text:style-name="T85">Usuário acessa </text:span><text:span text:style-name="Source_20_Text"><text:span text:style-name="T85">/login.php</text:span></text:span><text:span text:style-name="T85">.</text:span></text:p>
        </text:list-item>
        <text:list-item>
          <text:p text:style-name="P92">Digita login e senha.</text:p>
        </text:list-item>
        <text:list-item>
          <text:p text:style-name="P92"><text:span text:style-name="T95">Ação do </text:span>Script:</text:p>
          <text:list>
            <text:list-item>
              <text:p text:style-name="P93"><text:span text:style-name="T85">Busca usuário por </text:span><text:span text:style-name="Source_20_Text"><text:span text:style-name="T85">LOGIN</text:span></text:span><text:span text:style-name="T85">.</text:span></text:p>
            </text:list-item>
            <text:list-item>
              <text:p text:style-name="P93"><text:span text:style-name="T85">Se não existir → registra tentativa falha em </text:span><text:span text:style-name="Source_20_Text"><text:span text:style-name="T85">USUARIOS_TENTATIVAS_LOGIN</text:span></text:span><text:span text:style-name="T85">.</text:span></text:p>
            </text:list-item>
            <text:list-item>
              <text:p text:style-name="P94">Se existir:</text:p>
              <text:list>
                <text:list-item>
                  <text:p text:style-name="P93"><text:span text:style-name="T85">Verifica se está bloqueado (</text:span><text:span text:style-name="Source_20_Text"><text:span text:style-name="T85">USUARIOS_BLOQUEIOS</text:span></text:span><text:span text:style-name="T85">).</text:span></text:p>
                </text:list-item>
                <text:list-item>
                  <text:p text:style-name="P93"><text:span text:style-name="T85">Se não bloqueado → valida senha (</text:span><text:span text:style-name="Source_20_Text"><text:span text:style-name="T85">password_verify</text:span></text:span><text:span text:style-name="T85">).</text:span></text:p>
                  <text:list>
                    <text:list-item>
                      <text:p text:style-name="P93"><text:span text:style-name="T85">Se correta → cria sessão (</text:span><text:span text:style-name="Source_20_Text"><text:span text:style-name="T85">USUARIOS_SESSOES</text:span></text:span><text:span text:style-name="T85">), redireciona para </text:span><text:span text:style-name="Source_20_Text"><text:span text:style-name="T85">/menu.php</text:span></text:span><text:span text:style-name="T85">.</text:span></text:p>
                    </text:list-item>
                    <text:list-item>
                      <text:p text:style-name="P94">Se incorreta → registra tentativa falha.</text:p>
                    </text:list-item>
                  </text:list>
                </text:list-item>
              </text:list>
            </text:list-item>
          </text:list>
        </text:list-item>
        <text:list-item>
          <text:p text:style-name="P91"><text:span text:style-name="T85">Caso limite de tentativas seja atingido → insere bloqueio temporário.</text:span></text:p>
        </text:list-item>
      </text:list>
      <text:h text:style-name="P69" text:outline-level="1">Sessões</text:h>
      <text:h text:style-name="P95" text:outline-level="3"><text:span text:style-name="T85">O que temos no </text:span><text:span text:style-name="T96">processo de</text:span><text:span text:style-name="T85"> </text:span><text:span text:style-name="Strong_20_Emphasis"><text:span text:style-name="T85">login</text:span></text:span><text:span text:style-name="T85">:</text:span></text:h>
      <text:list text:style-name="L19">
        <text:list-item>
          <text:p text:style-name="P96"><text:span text:style-name="T85">Um token </text:span><text:span text:style-name="Strong_20_Emphasis"><text:span text:style-name="T85">puro</text:span></text:span><text:span text:style-name="T85"> (</text:span><text:span text:style-name="Source_20_Text"><text:span text:style-name="T85">$rawToken</text:span></text:span><text:span text:style-name="T85">) vai para o </text:span><text:span text:style-name="Strong_20_Emphasis"><text:span text:style-name="T85">cookie</text:span></text:span><text:span text:style-name="T85"> do navegador.</text:span></text:p>
        </text:list-item>
        <text:list-item>
          <text:p text:style-name="P96"><text:span text:style-name="T85">Um </text:span><text:span text:style-name="Strong_20_Emphasis"><text:span text:style-name="T85">hash sha256</text:span></text:span><text:span text:style-name="T85"> do token (</text:span><text:span text:style-name="Source_20_Text"><text:span text:style-name="T85">$tokenHash</text:span></text:span><text:span text:style-name="T85">) vai para o </text:span><text:span text:style-name="Strong_20_Emphasis"><text:span text:style-name="T85">banco</text:span></text:span><text:span text:style-name="T85"> (</text:span><text:span text:style-name="Source_20_Text"><text:span text:style-name="T85">USUARIOS_SESSOES.TOKEN_HASH</text:span></text:span><text:span text:style-name="T85">).</text:span></text:p>
        </text:list-item>
        <text:list-item>
          <text:p text:style-name="P97">Cookie tem tempo de vida configurável.</text:p>
        </text:list-item>
        <text:list-item>
          <text:p text:style-name="P96"><text:span text:style-name="T85">Banco tem </text:span><text:span text:style-name="Source_20_Text"><text:span text:style-name="T85">DATA_EXPIRACAO</text:span></text:span><text:span text:style-name="T85"> e </text:span><text:span text:style-name="Source_20_Text"><text:span text:style-name="T85">DATA_LOGIN</text:span></text:span><text:span text:style-name="T85">.</text:span></text:p>
        </text:list-item>
      </text:list>
      <text:h text:style-name="Heading_20_3" text:outline-level="3"><text:span text:style-name="T85">Então, no </text:span><text:span text:style-name="Strong_20_Emphasis"><text:span text:style-name="T85">logout</text:span></text:span><text:span text:style-name="T85"> precisamos:</text:span></text:h>
      <text:list text:style-name="L20">
        <text:list-item>
          <text:p text:style-name="P98"><text:span text:style-name="T85">Ler o cookie </text:span><text:span text:style-name="Source_20_Text"><text:span text:style-name="T85">$rawToken</text:span></text:span><text:span text:style-name="T85">.</text:span></text:p>
        </text:list-item>
        <text:list-item>
          <text:p text:style-name="P98"><text:span text:style-name="T85">Gerar o hash SHA-256 dele (</text:span><text:span text:style-name="Source_20_Text"><text:span text:style-name="T85">$tokenHash</text:span></text:span><text:span text:style-name="T85">).</text:span></text:p>
        </text:list-item>
        <text:list-item>
          <text:p text:style-name="P98"><text:span text:style-name="T85">Dar update em </text:span><text:span text:style-name="Source_20_Text"><text:span text:style-name="T85">USUARIOS_SESSOES</text:span></text:span><text:span text:style-name="T85"> → setar </text:span><text:span text:style-name="Source_20_Text"><text:span text:style-name="T85">DATA_LOGOUT = NOW()</text:span></text:span><text:span text:style-name="T85"> apenas para </text:span><text:span text:style-name="Strong_20_Emphasis"><text:span text:style-name="T85">aquela sessão</text:span></text:span><text:span text:style-name="T85">.</text:span></text:p>
        </text:list-item>
        <text:list-item>
          <text:p text:style-name="P98"><text:span text:style-name="T85">Limpar sessão PHP (</text:span><text:span text:style-name="Source_20_Text"><text:span text:style-name="T85">session_destroy</text:span></text:span><text:span text:style-name="T85"> ou </text:span><text:span text:style-name="Source_20_Text"><text:span text:style-name="T85">clearSession()</text:span></text:span><text:span text:style-name="T85"> do Scriptcase).</text:span></text:p>
        </text:list-item>
        <text:list-item>
          <text:p text:style-name="P98"><text:span text:style-name="T85">Invalidar cookie no navegador (</text:span><text:span text:style-name="Source_20_Text"><text:span text:style-name="T85">setcookie(..., time() - 3600)</text:span></text:span><text:span text:style-name="T85">).</text:span></text:p>
        </text:list-item>
        <text:list-item>
          <text:p text:style-name="P99">Redirecionar para tela de login.</text:p>
        </text:list-item>
      </text:list>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1T18:51:09.716587600</dc:date>
    <meta:editing-duration>P2DT11H51M25S</meta:editing-duration>
    <meta:editing-cycles>42</meta:editing-cycles>
    <meta:generator>LibreOffice/25.2.5.2$Windows_X86_64 LibreOffice_project/03d19516eb2e1dd5d4ccd751a0d6f35f35e08022</meta:generator>
    <meta:document-statistic meta:table-count="13" meta:image-count="0" meta:object-count="0" meta:page-count="17" meta:paragraph-count="440" meta:word-count="3086" meta:character-count="20853" meta:non-whitespace-character-count="18326"/>
  </office:meta>
</office:document-meta>
</file>